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manifest.rdf" manifest:media-type="application/rdf+xml"/>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8" manifest:media-type=""/>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Times New Roman" fo:font-weight="normal" officeooo:rsid="0008ec67" officeooo:paragraph-rsid="000a2cf1" style:font-weight-asian="normal" style:font-weight-complex="normal"/>
    </style:style>
    <style:style style:name="P2" style:family="paragraph" style:parent-style-name="Text_20_body">
      <style:paragraph-properties fo:line-height="100%" fo:text-align="center" style:justify-single-word="false"/>
      <style:text-properties style:font-name="Times New Roman" fo:font-weight="normal" officeooo:rsid="0008ec67" officeooo:paragraph-rsid="000d55bb" style:font-weight-asian="normal" style:font-weight-complex="normal"/>
    </style:style>
    <style:style style:name="P3" style:family="paragraph" style:parent-style-name="Text_20_body" style:list-style-name="L3">
      <style:paragraph-properties fo:line-height="100%" fo:text-align="start" style:justify-single-word="false"/>
      <style:text-properties style:font-name="Times New Roman" fo:font-weight="normal" officeooo:rsid="000f0f17" officeooo:paragraph-rsid="000f0f17" style:font-weight-asian="normal" style:font-weight-complex="normal"/>
    </style:style>
    <style:style style:name="P4" style:family="paragraph" style:parent-style-name="Text_20_body" style:list-style-name="L4">
      <style:paragraph-properties fo:line-height="100%" fo:text-align="start" style:justify-single-word="false"/>
      <style:text-properties style:font-name="Times New Roman" fo:font-weight="normal" officeooo:rsid="000f0f17" officeooo:paragraph-rsid="000f0f17" style:font-weight-asian="normal" style:font-weight-complex="normal"/>
    </style:style>
    <style:style style:name="P5" style:family="paragraph" style:parent-style-name="Text_20_body" style:list-style-name="L5">
      <style:paragraph-properties fo:line-height="100%" fo:text-align="start" style:justify-single-word="false"/>
      <style:text-properties style:font-name="Times New Roman" fo:font-weight="normal" officeooo:rsid="000f0f17" officeooo:paragraph-rsid="000f0f17" style:font-weight-asian="normal" style:font-weight-complex="normal"/>
    </style:style>
    <style:style style:name="P6" style:family="paragraph" style:parent-style-name="Text_20_body" style:list-style-name="L6">
      <style:paragraph-properties fo:line-height="100%" fo:text-align="start" style:justify-single-word="false"/>
      <style:text-properties style:font-name="Times New Roman" fo:font-weight="normal" officeooo:rsid="000f0f17" officeooo:paragraph-rsid="000f0f17" style:font-weight-asian="normal" style:font-weight-complex="normal"/>
    </style:style>
    <style:style style:name="P7" style:family="paragraph" style:parent-style-name="Text_20_body">
      <style:text-properties style:font-name="Times New Roman" fo:font-weight="normal" officeooo:rsid="001117c0" officeooo:paragraph-rsid="001117c0" style:font-weight-asian="normal" style:font-weight-complex="normal"/>
    </style:style>
    <style:style style:name="P8" style:family="paragraph" style:parent-style-name="Text_20_body">
      <style:text-properties style:font-name="Times New Roman" fo:font-weight="normal" officeooo:rsid="0013269f" officeooo:paragraph-rsid="0013269f" style:font-weight-asian="normal" style:font-weight-complex="normal"/>
    </style:style>
    <style:style style:name="P9" style:family="paragraph" style:parent-style-name="Text_20_body">
      <style:text-properties style:font-name="Times New Roman" fo:font-weight="normal" officeooo:rsid="0016653d" officeooo:paragraph-rsid="0016653d" style:font-weight-asian="normal" style:font-weight-complex="normal"/>
    </style:style>
    <style:style style:name="P10" style:family="paragraph" style:parent-style-name="Text_20_body">
      <style:text-properties style:font-name="Times New Roman" fo:font-weight="normal" officeooo:rsid="0020fb2f" officeooo:paragraph-rsid="0020fb2f" style:font-weight-asian="normal" style:font-weight-complex="normal"/>
    </style:style>
    <style:style style:name="P11" style:family="paragraph" style:parent-style-name="Text_20_body">
      <style:text-properties style:font-name="Times New Roman" fo:font-weight="normal" officeooo:rsid="002164c6" officeooo:paragraph-rsid="002164c6" style:font-weight-asian="normal" style:font-weight-complex="normal"/>
    </style:style>
    <style:style style:name="P12" style:family="paragraph" style:parent-style-name="Text_20_body">
      <style:text-properties style:font-name="Times New Roman" fo:font-weight="normal" officeooo:rsid="00221f9f" officeooo:paragraph-rsid="00221f9f" style:font-weight-asian="normal" style:font-weight-complex="normal"/>
    </style:style>
    <style:style style:name="P13" style:family="paragraph" style:parent-style-name="Text_20_body" style:list-style-name="L7">
      <style:text-properties style:font-name="Times New Roman" fo:font-weight="bold" officeooo:rsid="0010ec19" officeooo:paragraph-rsid="0010ec19" style:font-weight-asian="bold" style:font-weight-complex="bold"/>
    </style:style>
    <style:style style:name="P14" style:family="paragraph" style:parent-style-name="Text_20_body">
      <style:text-properties style:font-name="Times New Roman" fo:font-weight="bold" officeooo:rsid="0010ec19" officeooo:paragraph-rsid="0010ec19" style:font-weight-asian="bold" style:font-weight-complex="bold"/>
    </style:style>
    <style:style style:name="P15" style:family="paragraph" style:parent-style-name="Text_20_body" style:list-style-name="L8">
      <style:text-properties style:font-name="Times New Roman" fo:font-weight="bold" officeooo:paragraph-rsid="001117c0" style:font-weight-asian="bold" style:font-weight-complex="bold"/>
    </style:style>
    <style:style style:name="P16" style:family="paragraph" style:parent-style-name="Text_20_body" style:list-style-name="L9">
      <style:text-properties style:font-name="Times New Roman" fo:font-weight="bold" officeooo:rsid="0013269f" officeooo:paragraph-rsid="0013269f" style:font-weight-asian="bold" style:font-weight-complex="bold"/>
    </style:style>
    <style:style style:name="P17" style:family="paragraph" style:parent-style-name="Text_20_body" style:list-style-name="L9">
      <style:text-properties style:font-name="Times New Roman" fo:font-weight="bold" officeooo:rsid="0013269f" officeooo:paragraph-rsid="0016653d" style:font-weight-asian="bold" style:font-weight-complex="bold"/>
    </style:style>
    <style:style style:name="P18" style:family="paragraph" style:parent-style-name="Text_20_body">
      <style:text-properties style:font-name="Times New Roman" fo:font-weight="bold" officeooo:rsid="0014b21a" officeooo:paragraph-rsid="0014b21a" style:font-weight-asian="bold" style:font-weight-complex="bold"/>
    </style:style>
    <style:style style:name="P19" style:family="paragraph" style:parent-style-name="Text_20_body" style:list-style-name="L10">
      <style:text-properties style:font-name="Times New Roman" fo:font-weight="bold" officeooo:rsid="0014b21a" officeooo:paragraph-rsid="0014b21a" style:font-weight-asian="bold" style:font-weight-complex="bold"/>
    </style:style>
    <style:style style:name="P20" style:family="paragraph" style:parent-style-name="Text_20_body">
      <style:text-properties style:font-name="Times New Roman" fo:font-weight="bold" officeooo:rsid="0016653d" officeooo:paragraph-rsid="0014b21a" style:font-weight-asian="bold" style:font-weight-complex="bold"/>
    </style:style>
    <style:style style:name="P21" style:family="paragraph" style:parent-style-name="Text_20_body" style:list-style-name="L11">
      <style:text-properties style:font-name="Times New Roman" fo:font-weight="bold" officeooo:rsid="0020483e" officeooo:paragraph-rsid="0020483e" style:font-weight-asian="bold" style:font-weight-complex="bold"/>
    </style:style>
    <style:style style:name="P22" style:family="paragraph" style:parent-style-name="Text_20_body" style:list-style-name="L12">
      <style:text-properties style:font-name="Times New Roman" fo:font-weight="bold" officeooo:rsid="00221f9f" officeooo:paragraph-rsid="00221f9f" style:font-weight-asian="bold" style:font-weight-complex="bold"/>
    </style:style>
    <style:style style:name="P23" style:family="paragraph" style:parent-style-name="Text_20_body" style:list-style-name="L2">
      <style:paragraph-properties fo:line-height="100%" fo:text-align="start" style:justify-single-word="false"/>
      <style:text-properties style:font-name="Times New Roman" officeooo:paragraph-rsid="000f0f17"/>
    </style:style>
    <style:style style:name="P24" style:family="paragraph" style:parent-style-name="Text_20_body">
      <style:text-properties style:font-name="Times New Roman" officeooo:rsid="0010ec19" officeooo:paragraph-rsid="0010ec19"/>
    </style:style>
    <style:style style:name="P25" style:family="paragraph" style:parent-style-name="Text_20_body">
      <style:text-properties style:font-name="Times New Roman" officeooo:rsid="001117c0" officeooo:paragraph-rsid="0018387c"/>
    </style:style>
    <style:style style:name="P26" style:family="paragraph" style:parent-style-name="Text_20_body">
      <style:paragraph-properties fo:margin-left="0in" fo:margin-right="0in" fo:line-height="100%" fo:text-align="start" style:justify-single-word="false" fo:text-indent="0in" style:auto-text-indent="true"/>
      <style:text-properties style:font-name="Times New Roman" fo:font-weight="normal" officeooo:rsid="0008ec67" officeooo:paragraph-rsid="000d55bb" style:font-weight-asian="normal" style:font-weight-complex="normal"/>
    </style:style>
    <style:style style:name="P27" style:family="paragraph" style:parent-style-name="Text_20_body">
      <style:paragraph-properties fo:margin-left="0in" fo:margin-right="0in" fo:line-height="100%" fo:text-align="start" style:justify-single-word="false" fo:text-indent="0in" style:auto-text-indent="true"/>
      <style:text-properties style:font-name="Times New Roman" fo:font-weight="normal" officeooo:rsid="000d55bb" officeooo:paragraph-rsid="000d55bb" style:font-weight-asian="normal" style:font-weight-complex="normal"/>
    </style:style>
    <style:style style:name="P28" style:family="paragraph" style:parent-style-name="Text_20_body">
      <style:paragraph-properties fo:margin-left="0in" fo:margin-right="0in" fo:line-height="100%" fo:text-align="start" style:justify-single-word="false" fo:text-indent="0in" style:auto-text-indent="true"/>
      <style:text-properties style:font-name="Times New Roman" fo:font-weight="normal" officeooo:rsid="000d55bb" officeooo:paragraph-rsid="000ee6ac" style:font-weight-asian="normal" style:font-weight-complex="normal"/>
    </style:style>
    <style:style style:name="P29" style:family="paragraph" style:parent-style-name="Text_20_body">
      <style:paragraph-properties fo:margin-left="0in" fo:margin-right="0in" fo:line-height="100%" fo:text-align="start" style:justify-single-word="false" fo:text-indent="0in" style:auto-text-indent="true"/>
      <style:text-properties style:font-name="Times New Roman" fo:font-weight="normal" officeooo:rsid="000ee6ac" officeooo:paragraph-rsid="000ee6ac" style:font-weight-asian="normal" style:font-weight-complex="normal"/>
    </style:style>
    <style:style style:name="P30" style:family="paragraph" style:parent-style-name="Heading_20_1">
      <style:text-properties style:font-name="Times New Roman"/>
    </style:style>
    <style:style style:name="P31" style:family="paragraph" style:parent-style-name="Heading_20_1">
      <style:text-properties style:font-name="Times New Roman" officeooo:rsid="001088c8" officeooo:paragraph-rsid="001088c8"/>
    </style:style>
    <style:style style:name="P32" style:family="paragraph" style:parent-style-name="Title">
      <style:paragraph-properties fo:line-height="100%"/>
      <style:text-properties style:font-name="Times New Roman" officeooo:paragraph-rsid="000a2cf1"/>
    </style:style>
    <style:style style:name="P33" style:family="paragraph" style:parent-style-name="Title">
      <style:paragraph-properties fo:line-height="100%"/>
      <style:text-properties style:font-name="Times New Roman" fo:font-weight="normal" officeooo:paragraph-rsid="000a2cf1" style:font-weight-asian="normal" style:font-weight-complex="normal"/>
    </style:style>
    <style:style style:name="T1" style:family="text">
      <style:text-properties officeooo:rsid="000a2cf1"/>
    </style:style>
    <style:style style:name="T2" style:family="text">
      <style:text-properties officeooo:rsid="000b893d"/>
    </style:style>
    <style:style style:name="T3" style:family="text">
      <style:text-properties officeooo:rsid="000d55bb"/>
    </style:style>
    <style:style style:name="T4" style:family="text">
      <style:text-properties fo:font-weight="normal" officeooo:rsid="000f0f17" style:font-weight-asian="normal" style:font-weight-complex="normal"/>
    </style:style>
    <style:style style:name="T5" style:family="text">
      <style:text-properties officeooo:rsid="001088c8"/>
    </style:style>
    <style:style style:name="T6" style:family="text">
      <style:text-properties officeooo:rsid="001117c0"/>
    </style:style>
    <style:style style:name="T7" style:family="text">
      <style:text-properties officeooo:rsid="0014b21a"/>
    </style:style>
    <style:style style:name="T8" style:family="text">
      <style:text-properties officeooo:rsid="0016653d"/>
    </style:style>
    <style:style style:name="T9" style:family="text">
      <style:text-properties officeooo:rsid="00174cad"/>
    </style:style>
    <style:style style:name="T10" style:family="text">
      <style:text-properties officeooo:rsid="00185732"/>
    </style:style>
    <style:style style:name="T11" style:family="text">
      <style:text-properties officeooo:rsid="001ce27e"/>
    </style:style>
    <style:style style:name="T12" style:family="text">
      <style:text-properties officeooo:rsid="001dfb6c"/>
    </style:style>
    <style:style style:name="T13" style:family="text">
      <style:text-properties officeooo:rsid="001f3b6a"/>
    </style:style>
    <style:style style:name="T14" style:family="text">
      <style:text-properties style:text-position="super 58%"/>
    </style:style>
    <style:style style:name="T15" style:family="text">
      <style:text-properties style:text-position="super 58%" officeooo:rsid="0025ce4b"/>
    </style:style>
    <style:style style:name="T16" style:family="text">
      <style:text-properties style:text-position="0% 100%"/>
    </style:style>
    <style:style style:name="T17" style:family="text">
      <style:text-properties officeooo:rsid="00221f9f"/>
    </style:style>
    <style:style style:name="T18" style:family="text">
      <style:text-properties officeooo:rsid="00241017"/>
    </style:style>
    <style:style style:name="T19" style:family="text">
      <style:text-properties officeooo:rsid="0025ce4b"/>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S 426 Parallel Computing</text:p>
      <text:p text:style-name="P33">Project <text:span text:style-name="T1">2</text:span> Report</text:p>
      <text:p text:style-name="P1">Alp Ege Baştürk</text:p>
      <text:p text:style-name="P1">21501267</text:p>
      <text:p text:style-name="P2"><text:span text:style-name="T1">07</text:span>.0<text:span text:style-name="T1">4</text:span>.2019</text:p>
      <text:h text:style-name="P30" text:outline-level="1">Detailed Explanation of the k-reduce function</text:h>
      <text:p text:style-name="P26"><text:span text:style-name="T2">The k-reduce function initially creates 2 arrays to store ids and values called tmpValStorage and tmpIDStorage. These are allocated and used as buffers only by the root process. Root process makes 2 MPI_Gather() calls in order to gather local ids and values calculated in parallel by nodes prior to reduce. After the calls are made to MPI_Gather(), master has all parts in its buffers of length k * world_size. Then master packs these parallel arrays into a single struct pack array to allow use of qsort. After sort, this array is truncated to get rid of values after first k ones, then unpacked to get ids and values back into the leastk and values.</text:span></text:p>
      <text:h text:style-name="P30" text:outline-level="1">Explanation of the Main program</text:h>
      <text:list xml:id="list2159939778" text:style-name="L2">
        <text:list-item>
          <text:p text:style-name="P23"><text:span text:style-name="T4">Initialization &amp; file read</text:span></text:p>
        </text:list-item>
      </text:list>
      <text:p text:style-name="P26"><text:span text:style-name="T3">The main program starts by passing arguments to program. Then master process initializes the buffer and reads documents by calling readDocuments() and query by calling readQuery() functions. Then it sends single integer values and query to all processes by using MPI_Send() calls. This is determined by if (rank == 0) check. Meanwhile receivers receive from the root using MPI_Recv() in the else part.</text:span></text:p>
      <text:list xml:id="list2669563986" text:style-name="L3">
        <text:list-item>
          <text:p text:style-name="P3">Calculations for data sizes to be sent/received</text:p>
        </text:list-item>
      </text:list>
      <text:p text:style-name="P27">After distributing global values and the query, each node initializes a dataPortionLengths array. Then makes calculations to find data amount each process will get. If size is not divisible, then remainder is distributed to the portions array. This calculation is redundant for most values but it’s simple arithmetic and all nodes can calculate once to prevent communication later.</text:p>
      <text:list xml:id="list2488603898" text:style-name="L4">
        <text:list-item>
          <text:p text:style-name="P4">Distribution of documents from master</text:p>
        </text:list-item>
      </text:list>
      <text:p text:style-name="P28">After calculating data portions to be received/send, non-root nodes initialize buffers named myDocumentPartMatrix according to the data sizes they will receive, while master sets this pointer to the first element of the documentMatrix, which is the whole read file. Master sends data row by row to other processes according to calculated data portion lengths using MPI_Sends since collective communications are forbidden at this point.</text:p>
      <text:p text:style-name="P28"/>
      <text:p text:style-name="P28"/>
      <text:p text:style-name="P28"/>
      <text:list xml:id="list3006772565" text:style-name="L5">
        <text:list-item>
          <text:p text:style-name="P5"><text:soft-page-break/>Local Calculations</text:p>
        </text:list-item>
      </text:list>
      <text:p text:style-name="P29">At this point, each process has its part to be calculated in its myDocumentPartMatrix buffer. Everynode calls calculate similarity function for each row they have with the query. This fills a similarities array with the similarities of each row to the query.</text:p>
      <text:p text:style-name="P29">After calculating similarities locally, each node calls findLocalLeastk(similarities, myDocumentPartMatrix, dataPortionLengths[rank], k, &amp;My_ids, &amp;My_vals);. This function takes similarities and myDocumentPartMatrix which stores ids at row beginnings. It packs these parallel values to struct pack array, then calls qsort on them with custom comparison function compareFunc, which compares based on values. Then it truncates values after first k values then unpacks it to return My_ids and My_vals respectively.</text:p>
      <text:list xml:id="list4151624487" text:style-name="L6">
        <text:list-item>
          <text:p text:style-name="P6">Kreduce, print &amp; cleanup</text:p>
        </text:list-item>
      </text:list>
      <text:p text:style-name="P29">At this point local calculations are completed and each node calls k-reduce function to reduce their results, which was explained above. Then master prints results, all processes make their cleanup and exit.</text:p>
      <text:h text:style-name="P31" text:outline-level="1">Data &amp; Results</text:h>
      <text:p text:style-name="P25"><text:span text:style-name="T5">T</text:span>ests were done on Intel i7-4720HQ CPU with 4 cores at 2.6 GHz.</text:p>
      <text:list xml:id="list1975906530" text:style-name="L7">
        <text:list-item>
          <text:p text:style-name="P13">Effect of Processor Count &amp; Effect of Document Count</text:p>
        </text:list-item>
      </text:list>
      <text:p text:style-name="P24"><text:span text:style-name="T11">The </text:span>following data <text:span text:style-name="T11">show</text:span> effects o<text:span text:style-name="T9">f</text:span> increasing processor count and document count (size) can be seen</text:p>
      <text:p text:style-name="P24"><draw:frame draw:style-name="fr1" draw:name="Object1" text:anchor-type="paragraph" svg:width="7.8634in" svg:height="1.6008in" draw:z-index="0"><draw:object xlink:href="./Object 1" xlink:type="simple" xlink:show="embed" xlink:actuate="onLoad"/><draw:image xlink:href="./ObjectReplacements/Object 1" xlink:type="simple" xlink:show="embed" xlink:actuate="onLoad"/></draw:frame></text:p>
      <text:p text:style-name="P14">Processor Count Relation for Document Count 1M</text:p>
      <text:p text:style-name="P24"><draw:frame draw:style-name="fr2" draw:name="Object2" text:anchor-type="paragraph" svg:x="-0.0882in" svg:y="0.0083in" svg:width="5.0366in" svg:height="2.939in" draw:z-index="1"><draw:object xlink:href="./Object 2" xlink:type="simple" xlink:show="embed" xlink:actuate="onLoad"/><draw:image xlink:href="./ObjectReplacements/Object 2" xlink:type="simple" xlink:show="embed" xlink:actuate="onLoad"/></draw:frame></text:p>
      <text:p text:style-name="P24"/>
      <text:p text:style-name="P24"/>
      <text:p text:style-name="P24"/>
      <text:p text:style-name="P24"/>
      <text:p text:style-name="P24"/>
      <text:p text:style-name="P24"/>
      <text:p text:style-name="P24"/>
      <text:p text:style-name="P24"><text:soft-page-break/></text:p>
      <text:p text:style-name="P24"/>
      <text:p text:style-name="P24"><draw:frame draw:style-name="fr1" draw:name="Object4" text:anchor-type="paragraph" svg:width="6.2984in" svg:height="3.5429in" draw:z-index="3"><draw:object xlink:href="./Object 4" xlink:type="simple" xlink:show="embed" xlink:actuate="onLoad"/><draw:image xlink:href="./ObjectReplacements/Object 4"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14">Processor Count Relation for Document Count 2M</text:p>
      <text:p text:style-name="P24"><draw:frame draw:style-name="fr2" draw:name="Object3" text:anchor-type="paragraph" svg:x="0.2929in" svg:y="0in" svg:width="5.552in" svg:height="3.122in" draw:z-index="2"><draw:object xlink:href="./Object 3" xlink:type="simple" xlink:show="embed" xlink:actuate="onLoad"/><draw:image xlink:href="./ObjectReplacements/Object 3"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Object5" text:anchor-type="paragraph" svg:x="0.3134in" svg:y="-0.0472in" svg:width="6.2984in" svg:height="3.5429in" draw:z-index="4"><draw:object xlink:href="./Object 5" xlink:type="simple" xlink:show="embed" xlink:actuate="onLoad"/><draw:image xlink:href="./ObjectReplacements/Object 5"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list xml:id="list2056482218" text:style-name="L8">
        <text:list-item>
          <text:p text:style-name="P15"><text:span text:style-name="T6">Discussion About the Processor Count</text:span></text:p>
        </text:list-item>
      </text:list>
      <text:p text:style-name="P7">As it can be seen from the graphs, increase in processor count improves parallel computation performance and overall performance up to a point. This point is 4 cores in the test machine. After this point additional processes cannot run in parallel on the test machine <text:span text:style-name="T12">because there are no physical cores left to map</text:span> and additional costs like message passing and context switching costs deteriorates the performance considerably.</text:p>
      <text:list xml:id="list839329517" text:style-name="L9">
        <text:list-item>
          <text:p text:style-name="P16">Discussion About the Document Count</text:p>
        </text:list-item>
      </text:list>
      <text:p text:style-name="P8">Comparing the graphs of 1M and 2M documents, it can be seen that the computation time increases. <text:span text:style-name="T7">Increase is greater than 2 times, which might be caused by additional overheads of processing more documents. This increase is expected as row counts are doubled and reading and processing them takes more time.</text:span></text:p>
      <text:p text:style-name="P18"/>
      <text:p text:style-name="P18"/>
      <text:p text:style-name="P18"/>
      <text:p text:style-name="P18"/>
      <text:p text:style-name="P18"/>
      <text:p text:style-name="P18"/>
      <text:p text:style-name="P18"/>
      <text:p text:style-name="P18"/>
      <text:p text:style-name="P18"/>
      <text:p text:style-name="P18"><text:soft-page-break/></text:p>
      <text:list xml:id="list871956057" text:style-name="L10">
        <text:list-item>
          <text:p text:style-name="P19">Effects of select<text:span text:style-name="T13">ing different</text:span> K value<text:span text:style-name="T13">s</text:span></text:p>
        </text:list-item>
      </text:list>
      <text:p text:style-name="P18"/>
      <text:p text:style-name="P18"><draw:frame draw:style-name="fr3" draw:name="Object6" text:anchor-type="paragraph" svg:width="7.8634in" svg:height="1.6008in" draw:z-index="5"><draw:object xlink:href="./Object 6" xlink:type="simple" xlink:show="embed" xlink:actuate="onLoad"/><draw:image xlink:href="./ObjectReplacements/Object 6" xlink:type="simple" xlink:show="embed" xlink:actuate="onLoad"/></draw:frame></text:p>
      <text:p text:style-name="P18"><draw:frame draw:style-name="fr3" draw:name="Object7" text:anchor-type="paragraph" svg:width="3.9098in" svg:height="1.6008in" draw:z-index="6"><draw:object xlink:href="./Object 7" xlink:type="simple" xlink:show="embed" xlink:actuate="onLoad"/><draw:image xlink:href="./ObjectReplacements/Object 7" xlink:type="simple" xlink:show="embed" xlink:actuate="onLoad"/></draw:frame></text:p>
      <text:p text:style-name="P18"/>
      <text:p text:style-name="P18"/>
      <text:p text:style-name="P18"/>
      <text:p text:style-name="P18"/>
      <text:p text:style-name="P20"/>
      <text:p text:style-name="P9">Derived values from the tables above:</text:p>
      <text:p text:style-name="P9"><draw:frame draw:style-name="fr1" draw:name="Object8" text:anchor-type="paragraph" svg:width="7.8634in" svg:height="1.7783in" draw:z-index="7"><draw:object xlink:href="./Object 8" xlink:type="simple" xlink:show="embed" xlink:actuate="onLoad"/><draw:image xlink:href="./ObjectReplacements/Object 8" xlink:type="simple" xlink:show="embed" xlink:actuate="onLoad"/></draw:frame></text:p>
      <text:p text:style-name="P9"/>
      <text:p text:style-name="P9"/>
      <text:p text:style-name="P9"/>
      <text:p text:style-name="P9"/>
      <text:p text:style-name="P9"/>
      <text:p text:style-name="P9"/>
      <text:p text:style-name="P9"/>
      <text:p text:style-name="P9"><text:soft-page-break/></text:p>
      <text:p text:style-name="P9">Graph for 1 Processor</text:p>
      <text:p text:style-name="P9"><draw:frame draw:style-name="fr2" draw:name="Object9" text:anchor-type="paragraph" svg:x="0.0547in" svg:y="0.0425in" svg:width="6.2984in" svg:height="3.5429in" draw:z-index="8"><draw:object xlink:href="./Object 9" xlink:type="simple" xlink:show="embed" xlink:actuate="onLoad"/><draw:image xlink:href="./ObjectReplacements/Object 9"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Graph for 2 Processors</text:p>
      <text:p text:style-name="P9"><draw:frame draw:style-name="fr2" draw:name="Object10" text:anchor-type="paragraph" svg:x="0.0752in" svg:y="0in" svg:width="6.2984in" svg:height="3.5429in" draw:z-index="9"><draw:object xlink:href="./Object 10" xlink:type="simple" xlink:show="embed" xlink:actuate="onLoad"/><draw:image xlink:href="./ObjectReplacements/Object 10"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3642904544602" text:continue-list="list839329517" text:style-name="L9">
        <text:list-item>
          <text:p text:style-name="P17"><text:soft-page-break/>Discussion About <text:span text:style-name="T8">selection of K</text:span></text:p>
        </text:list-item>
      </text:list>
      <text:p text:style-name="P9">As it can be seen selection of K doesn’t change the execution time considerably. Although it’s not drawn as a graph, increase in processor counts show the same pattern as explained before. <text:span text:style-name="T10">Parallel (red) line is lower for 2 processes as it can be seen in the graphs above.</text:span></text:p>
      <text:p text:style-name="P9"/>
      <text:list xml:id="list2396194999" text:style-name="L11">
        <text:list-item>
          <text:p text:style-name="P21">Effects of Dictionary Length <text:span text:style-name="T17">and Document Count on the Parallel Execution</text:span></text:p>
        </text:list-item>
      </text:list>
      <text:p text:style-name="P10">Similar to document count, this increases amount of data to be read and processed. Document count x2 increases row counts by 2 times, dictionary length x2 increases row size by 2 times. They have a similar effect on data size. Therefore following data, with document size 2M with dictionary length 4, and document size 1M with dictionary length 8 is compared.</text:p>
      <text:p text:style-name="P10"><draw:frame draw:style-name="fr2" draw:name="Object11" text:anchor-type="paragraph" svg:x="-0.4689in" svg:y="0.0102in" svg:width="7.8634in" svg:height="1.6008in" draw:z-index="10"><draw:object xlink:href="./Object 11" xlink:type="simple" xlink:show="embed" xlink:actuate="onLoad"/><draw:image xlink:href="./ObjectReplacements/Object 11" xlink:type="simple" xlink:show="embed" xlink:actuate="onLoad"/></draw:frame></text:p>
      <text:p text:style-name="P11">In the following graphs, 1<text:span text:style-name="T14">st</text:span> one refers to the data in the first table with DocSize = 2M and Dictionary Length = 4, while 2<text:span text:style-name="T14">nd</text:span> one refers to the second one.</text:p>
      <text:p text:style-name="P11"><draw:frame draw:style-name="fr3" draw:name="Object12" text:anchor-type="paragraph" svg:width="5.3402in" svg:height="3.0043in" draw:z-index="11"><draw:object xlink:href="./Object 12" xlink:type="simple" xlink:show="embed" xlink:actuate="onLoad"/><draw:image xlink:href="./ObjectReplacements/Object 1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draw:frame draw:style-name="fr1" draw:name="Object13" text:anchor-type="paragraph" svg:width="5.378in" svg:height="3.0252in" draw:z-index="12"><draw:object xlink:href="./Object 13" xlink:type="simple" xlink:show="embed" xlink:actuate="onLoad"/><draw:image xlink:href="./ObjectReplacements/Object 13"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Object14" text:anchor-type="paragraph" svg:width="5.2984in" svg:height="2.9807in" draw:z-index="13"><draw:object xlink:href="./Object 14" xlink:type="simple" xlink:show="embed" xlink:actuate="onLoad"/><draw:image xlink:href="./ObjectReplacements/Object 14"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list xml:id="list3297004058" text:style-name="L12">
        <text:list-item>
          <text:p text:style-name="P22">Discussion About Effects of Dictionary Length and Document Count on Parallel Run-time</text:p>
        </text:list-item>
      </text:list>
      <text:p text:style-name="P12">Both changes increase the data size by approximately <text:span text:style-name="T18">the </text:span>same amount <text:span text:style-name="T19">(1</text:span><text:span text:style-name="T15">st</text:span><text:span text:style-name="T19"> one has more ID fields as overhead)</text:span>. Sequential run-time doesn’t change much as it can be seen from the first graph. However Parallel run time improves significantly for the 2<text:span text:style-name="T14">nd</text:span> one. This shows that parallel algorithm works better when same amount of data is distributed more in the rows than in the colum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4:04:02.577130254</meta:creation-date>
    <meta:generator>LibreOffice/6.0.7.3$Linux_X86_64 LibreOffice_project/00m0$Build-3</meta:generator>
    <dc:date>2019-04-07T17:36:42.499845086</dc:date>
    <meta:editing-duration>PT1H18M43S</meta:editing-duration>
    <meta:editing-cycles>21</meta:editing-cycles>
    <meta:document-statistic meta:table-count="0" meta:image-count="0" meta:object-count="14" meta:page-count="8" meta:paragraph-count="40" meta:word-count="934" meta:character-count="5760" meta:non-whitespace-character-count="48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5mm"/>
    </style:style>
    <style:style style:name="co2" style:family="table-column">
      <style:table-column-properties fo:break-before="auto" style:column-width="22.58mm"/>
    </style:style>
    <style:style style:name="co3" style:family="table-column">
      <style:table-column-properties fo:break-before="auto" style:column-width="30.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ddddd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row table:style-name="ro1">
          <table:table-cell table:style-name="ce5" office:value-type="string" calcext:value-type="string">
            <text:p>DocSize</text:p>
          </table:table-cell>
          <table:table-cell table:style-name="ce5" office:value-type="float" office:value="1000000" calcext:value-type="float">
            <text:p>1000000</text:p>
          </table:table-cell>
          <table:table-cell table:number-columns-repeated="2"/>
          <table:table-cell table:style-name="ce5" office:value-type="string" calcext:value-type="string">
            <text:p>DocSize</text:p>
          </table:table-cell>
          <table:table-cell table:style-name="ce5" office:value-type="float" office:value="2000000" calcext:value-type="float">
            <text:p>2000000</text:p>
          </table:table-cell>
          <table:table-cell table:number-columns-repeated="2"/>
        </table:table-row>
        <table:table-row table:style-name="ro1">
          <table:table-cell table:style-name="ce5" office:value-type="string" calcext:value-type="string">
            <text:p>Dictionary Length</text:p>
          </table:table-cell>
          <table:table-cell table:style-name="ce5" office:value-type="float" office:value="4" calcext:value-type="float">
            <text:p>4</text:p>
          </table:table-cell>
          <table:table-cell table:number-columns-repeated="2"/>
          <table:table-cell table:style-name="ce5" office:value-type="string" calcext:value-type="string">
            <text:p>Dictionary Length</text:p>
          </table:table-cell>
          <table:table-cell table:style-name="ce5" office:value-type="float" office:value="4" calcext:value-type="float">
            <text:p>4</text:p>
          </table:table-cell>
          <table:table-cell table:number-columns-repeated="2"/>
        </table:table-row>
        <table:table-row table:style-name="ro1">
          <table:table-cell table:style-name="ce5" office:value-type="string" calcext:value-type="string">
            <text:p>k</text:p>
          </table:table-cell>
          <table:table-cell table:style-name="ce5" office:value-type="float" office:value="4" calcext:value-type="float">
            <text:p>4</text:p>
          </table:table-cell>
          <table:table-cell table:number-columns-repeated="2"/>
          <table:table-cell table:style-name="ce5" office:value-type="string" calcext:value-type="string">
            <text:p>k</text:p>
          </table:table-cell>
          <table:table-cell table:style-name="ce5" office:value-type="float" office:value="4" calcext:value-type="float">
            <text:p>4</text:p>
          </table:table-cell>
          <table:table-cell table:number-columns-repeated="2"/>
        </table:table-row>
        <table:table-row table:style-name="ro1">
          <table:table-cell office:value-type="string" calcext:value-type="string">
            <text:p>Proccessor count</text:p>
          </table:table-cell>
          <table:table-cell office:value-type="string" calcext:value-type="string">
            <text:p>Sequential</text:p>
          </table:table-cell>
          <table:table-cell office:value-type="string" calcext:value-type="string">
            <text:p>Parallel</text:p>
          </table:table-cell>
          <table:table-cell office:value-type="string" calcext:value-type="string">
            <text:p>Total</text:p>
          </table:table-cell>
          <table:table-cell office:value-type="string" calcext:value-type="string">
            <text:p>Proccessor count</text:p>
          </table:table-cell>
          <table:table-cell office:value-type="string" calcext:value-type="string">
            <text:p>Sequential</text:p>
          </table:table-cell>
          <table:table-cell office:value-type="string" calcext:value-type="string">
            <text:p>Parallel</text:p>
          </table:table-cell>
          <table:table-cell office:value-type="string" calcext:value-type="string">
            <text:p>Total</text:p>
          </table:table-cell>
        </table:table-row>
        <table:table-row table:style-name="ro1">
          <table:table-cell office:value-type="float" office:value="1" calcext:value-type="float">
            <text:p>1</text:p>
          </table:table-cell>
          <table:table-cell office:value-type="float" office:value="1091.813326" calcext:value-type="float">
            <text:p>1091.813326</text:p>
          </table:table-cell>
          <table:table-cell office:value-type="float" office:value="464.624405" calcext:value-type="float">
            <text:p>464.624405</text:p>
          </table:table-cell>
          <table:table-cell office:value-type="float" office:value="1556.442976" calcext:value-type="float">
            <text:p>1556.442976</text:p>
          </table:table-cell>
          <table:table-cell office:value-type="float" office:value="1" calcext:value-type="float">
            <text:p>1</text:p>
          </table:table-cell>
          <table:table-cell office:value-type="float" office:value="2206.599474" calcext:value-type="float">
            <text:p>2206.599474</text:p>
          </table:table-cell>
          <table:table-cell office:value-type="float" office:value="1212.07881" calcext:value-type="float">
            <text:p>1212.07881</text:p>
          </table:table-cell>
          <table:table-cell office:value-type="float" office:value="3418.683052" calcext:value-type="float">
            <text:p>3418.683052</text:p>
          </table:table-cell>
        </table:table-row>
        <table:table-row table:style-name="ro1">
          <table:table-cell office:value-type="float" office:value="2" calcext:value-type="float">
            <text:p>2</text:p>
          </table:table-cell>
          <table:table-cell office:value-type="float" office:value="1096.49992" calcext:value-type="float">
            <text:p>1096.49992</text:p>
          </table:table-cell>
          <table:table-cell office:value-type="float" office:value="428.498507" calcext:value-type="float">
            <text:p>428.498507</text:p>
          </table:table-cell>
          <table:table-cell office:value-type="float" office:value="1525.004148" calcext:value-type="float">
            <text:p>1525.004148</text:p>
          </table:table-cell>
          <table:table-cell office:value-type="float" office:value="2" calcext:value-type="float">
            <text:p>2</text:p>
          </table:table-cell>
          <table:table-cell office:value-type="float" office:value="2237.687588" calcext:value-type="float">
            <text:p>2237.687588</text:p>
          </table:table-cell>
          <table:table-cell office:value-type="float" office:value="1003.763199" calcext:value-type="float">
            <text:p>1003.763199</text:p>
          </table:table-cell>
          <table:table-cell office:value-type="float" office:value="3241.455793" calcext:value-type="float">
            <text:p>3241.455793</text:p>
          </table:table-cell>
        </table:table-row>
        <table:table-row table:style-name="ro1">
          <table:table-cell office:value-type="float" office:value="4" calcext:value-type="float">
            <text:p>4</text:p>
          </table:table-cell>
          <table:table-cell office:value-type="float" office:value="1118.232965" calcext:value-type="float">
            <text:p>1118.232965</text:p>
          </table:table-cell>
          <table:table-cell office:value-type="float" office:value="350.189686" calcext:value-type="float">
            <text:p>350.189686</text:p>
          </table:table-cell>
          <table:table-cell office:value-type="float" office:value="1468.429804" calcext:value-type="float">
            <text:p>1468.429804</text:p>
          </table:table-cell>
          <table:table-cell office:value-type="float" office:value="4" calcext:value-type="float">
            <text:p>4</text:p>
          </table:table-cell>
          <table:table-cell office:value-type="float" office:value="2207.108498" calcext:value-type="float">
            <text:p>2207.108498</text:p>
          </table:table-cell>
          <table:table-cell office:value-type="float" office:value="803.728819" calcext:value-type="float">
            <text:p>803.728819</text:p>
          </table:table-cell>
          <table:table-cell office:value-type="float" office:value="3010.843515" calcext:value-type="float">
            <text:p>3010.843515</text:p>
          </table:table-cell>
        </table:table-row>
        <table:table-row table:style-name="ro1">
          <table:table-cell office:value-type="float" office:value="8" calcext:value-type="float">
            <text:p>8</text:p>
          </table:table-cell>
          <table:table-cell office:value-type="float" office:value="2434.082031" calcext:value-type="float">
            <text:p>2434.082031</text:p>
          </table:table-cell>
          <table:table-cell office:value-type="float" office:value="551.880598" calcext:value-type="float">
            <text:p>551.880598</text:p>
          </table:table-cell>
          <table:table-cell office:value-type="float" office:value="2985.969067" calcext:value-type="float">
            <text:p>2985.969067</text:p>
          </table:table-cell>
          <table:table-cell office:value-type="float" office:value="8" calcext:value-type="float">
            <text:p>8</text:p>
          </table:table-cell>
          <table:table-cell office:value-type="float" office:value="4910.181046" calcext:value-type="float">
            <text:p>4910.181046</text:p>
          </table:table-cell>
          <table:table-cell office:value-type="float" office:value="1153.900862" calcext:value-type="float">
            <text:p>1153.900862</text:p>
          </table:table-cell>
          <table:table-cell office:value-type="float" office:value="6064.092636" calcext:value-type="float">
            <text:p>6064.092636</text:p>
          </table:table-cell>
        </table:table-row>
        <table:table-row table:style-name="ro1">
          <table:table-cell office:value-type="float" office:value="16" calcext:value-type="float">
            <text:p>16</text:p>
          </table:table-cell>
          <table:table-cell office:value-type="float" office:value="4842.767477" calcext:value-type="float">
            <text:p>4842.767477</text:p>
          </table:table-cell>
          <table:table-cell office:value-type="float" office:value="7232.811928" calcext:value-type="float">
            <text:p>7232.811928</text:p>
          </table:table-cell>
          <table:table-cell office:value-type="float" office:value="12075.587988" calcext:value-type="float">
            <text:p>12075.587988</text:p>
          </table:table-cell>
          <table:table-cell office:value-type="float" office:value="16" calcext:value-type="float">
            <text:p>16</text:p>
          </table:table-cell>
          <table:table-cell office:value-type="float" office:value="9430.687666" calcext:value-type="float">
            <text:p>9430.687666</text:p>
          </table:table-cell>
          <table:table-cell office:value-type="float" office:value="63110.571384" calcext:value-type="float">
            <text:p>63110.571384</text:p>
          </table:table-cell>
          <table:table-cell office:value-type="float" office:value="72541.264534" calcext:value-type="float">
            <text:p>72541.26453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15:56:35.4654909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04cm" svg:y="3.702cm" style:legend-expansion="high" chart:style-name="ch2"/>
        <chart:plot-area chart:style-name="ch3" chart:data-source-has-labels="both" svg:x="1.33cm" svg:y="0.179cm" svg:width="11.391cm" svg:height="7.66cm">
          <chartooo:coordinate-region svg:x="2.322cm" svg:y="0.378cm" svg:width="10.305cm" svg:height="6.814cm"/>
          <chart:axis chart:dimension="x" chart:name="primary-x" chart:style-name="ch4" chartooo:axis-type="auto">
            <chart:title svg:x="6.862cm" svg:y="8.018cm" chart:style-name="ch5">
              <text:p>K</text:p>
            </chart:title>
            <chart:categories table:cell-range-address="local-table.$A$2:.$A$4"/>
          </chart:axis>
          <chart:axis chart:dimension="y" chart:name="primary-y" chart:style-name="ch4">
            <chart:title svg:x="0.451cm" svg:y="4.741cm" chart:style-name="ch6">
              <text:p>Time(m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series chart:style-name="ch10" chart:values-cell-range-address="local-table.$E$2:.$E$4" chart:label-cell-address="local-table.$E$1" chart:class="chart:scatte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2">
                <text:p>2</text:p>
              </table:table-cell>
              <table:table-cell office:value-type="float" office:value="1815.045118">
                <text:p>1815.045118</text:p>
              </table:table-cell>
              <table:table-cell office:value-type="float" office:value="635.652542">
                <text:p>635.652542</text:p>
              </table:table-cell>
              <table:table-cell office:value-type="float" office:value="2450.702906">
                <text:p>2450.702906</text:p>
              </table:table-cell>
            </table:table-row>
            <table:table-row>
              <table:table-cell office:value-type="string">
                <text:p>2</text:p>
              </table:table-cell>
              <table:table-cell office:value-type="float" office:value="4">
                <text:p>4</text:p>
              </table:table-cell>
              <table:table-cell office:value-type="float" office:value="1816.076517">
                <text:p>1816.076517</text:p>
              </table:table-cell>
              <table:table-cell office:value-type="float" office:value="641.795874">
                <text:p>641.795874</text:p>
              </table:table-cell>
              <table:table-cell office:value-type="float" office:value="2457.877398">
                <text:p>2457.877398</text:p>
              </table:table-cell>
            </table:table-row>
            <table:table-row>
              <table:table-cell office:value-type="string">
                <text:p>3</text:p>
              </table:table-cell>
              <table:table-cell office:value-type="float" office:value="8">
                <text:p>8</text:p>
              </table:table-cell>
              <table:table-cell office:value-type="float" office:value="1814.378977">
                <text:p>1814.378977</text:p>
              </table:table-cell>
              <table:table-cell office:value-type="float" office:value="638.250351">
                <text:p>638.250351</text:p>
              </table:table-cell>
              <table:table-cell office:value-type="float" office:value="2452.634096">
                <text:p>2452.63409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5mm"/>
    </style:style>
    <style:style style:name="co2" style:family="table-column">
      <style:table-column-properties fo:break-before="auto" style:column-width="22.58mm"/>
    </style:style>
    <style:style style:name="co3" style:family="table-column">
      <style:table-column-properties fo:break-before="auto" style:column-width="30.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ddddd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3" table:default-cell-style-name="Default"/>
        <table:table-row table:style-name="ro1" table:number-rows-repeated="62">
          <table:table-cell table:number-columns-repeated="8"/>
        </table:table-row>
        <table:table-row table:style-name="ro1">
          <table:table-cell table:style-name="ce5" office:value-type="string" calcext:value-type="string">
            <text:p>DocSize</text:p>
          </table:table-cell>
          <table:table-cell table:style-name="ce5" office:value-type="float" office:value="2000000" calcext:value-type="float">
            <text:p>2000000</text:p>
          </table:table-cell>
          <table:table-cell table:style-name="ce6" table:number-columns-repeated="2"/>
          <table:table-cell table:style-name="ce5" office:value-type="string" calcext:value-type="string">
            <text:p>DocSize</text:p>
          </table:table-cell>
          <table:table-cell table:style-name="ce5" office:value-type="float" office:value="1000000" calcext:value-type="float">
            <text:p>1000000</text:p>
          </table:table-cell>
          <table:table-cell table:style-name="ce6" table:number-columns-repeated="2"/>
        </table:table-row>
        <table:table-row table:style-name="ro1">
          <table:table-cell table:style-name="ce5" office:value-type="string" calcext:value-type="string">
            <text:p>Dictionary Length</text:p>
          </table:table-cell>
          <table:table-cell table:style-name="ce5" office:value-type="float" office:value="4" calcext:value-type="float">
            <text:p>4</text:p>
          </table:table-cell>
          <table:table-cell table:style-name="ce6" table:number-columns-repeated="2"/>
          <table:table-cell table:style-name="ce5" office:value-type="string" calcext:value-type="string">
            <text:p>Dictionary Length</text:p>
          </table:table-cell>
          <table:table-cell table:style-name="ce5" office:value-type="float" office:value="8" calcext:value-type="float">
            <text:p>8</text:p>
          </table:table-cell>
          <table:table-cell table:style-name="ce6" table:number-columns-repeated="2"/>
        </table:table-row>
        <table:table-row table:style-name="ro1">
          <table:table-cell table:style-name="ce5" office:value-type="string" calcext:value-type="string">
            <text:p>k</text:p>
          </table:table-cell>
          <table:table-cell table:style-name="ce5" office:value-type="float" office:value="4" calcext:value-type="float">
            <text:p>4</text:p>
          </table:table-cell>
          <table:table-cell table:style-name="ce6" table:number-columns-repeated="2"/>
          <table:table-cell table:style-name="ce5" office:value-type="string" calcext:value-type="string">
            <text:p>k</text:p>
          </table:table-cell>
          <table:table-cell table:style-name="ce5" office:value-type="float" office:value="4" calcext:value-type="float">
            <text:p>4</text:p>
          </table:table-cell>
          <table:table-cell table:style-name="ce6" table:number-columns-repeated="2"/>
        </table:table-row>
        <table:table-row table:style-name="ro1">
          <table:table-cell table:style-name="ce6" office:value-type="string" calcext:value-type="string">
            <text:p>Proccessor count</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cell table:style-name="ce6" office:value-type="string" calcext:value-type="string">
            <text:p>Proccessor count</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row>
        <table:table-row table:style-name="ro1">
          <table:table-cell table:style-name="ce6" office:value-type="float" office:value="1" calcext:value-type="float">
            <text:p>1</text:p>
          </table:table-cell>
          <table:table-cell table:style-name="ce6" office:value-type="float" office:value="2206.599474" calcext:value-type="float">
            <text:p>2206.599474</text:p>
          </table:table-cell>
          <table:table-cell table:style-name="ce6" office:value-type="float" office:value="1212.07881" calcext:value-type="float">
            <text:p>1212.07881</text:p>
          </table:table-cell>
          <table:table-cell table:style-name="ce6" office:value-type="float" office:value="3418.683052" calcext:value-type="float">
            <text:p>3418.683052</text:p>
          </table:table-cell>
          <table:table-cell table:style-name="ce6" office:value-type="float" office:value="1" calcext:value-type="float">
            <text:p>1</text:p>
          </table:table-cell>
          <table:table-cell table:style-name="ce6" office:value-type="float" office:value="1812.492371" calcext:value-type="float">
            <text:p>1812.492371</text:p>
          </table:table-cell>
          <table:table-cell table:style-name="ce6" office:value-type="float" office:value="818.365812" calcext:value-type="float">
            <text:p>818.365812</text:p>
          </table:table-cell>
          <table:table-cell table:style-name="ce6" office:value-type="float" office:value="2630.864143" calcext:value-type="float">
            <text:p>2630.864143</text:p>
          </table:table-cell>
        </table:table-row>
        <table:table-row table:style-name="ro1">
          <table:table-cell table:style-name="ce6" office:value-type="float" office:value="2" calcext:value-type="float">
            <text:p>2</text:p>
          </table:table-cell>
          <table:table-cell table:style-name="ce6" office:value-type="float" office:value="2237.687588" calcext:value-type="float">
            <text:p>2237.687588</text:p>
          </table:table-cell>
          <table:table-cell table:style-name="ce6" office:value-type="float" office:value="1003.763199" calcext:value-type="float">
            <text:p>1003.763199</text:p>
          </table:table-cell>
          <table:table-cell table:style-name="ce6" office:value-type="float" office:value="3241.455793" calcext:value-type="float">
            <text:p>3241.455793</text:p>
          </table:table-cell>
          <table:table-cell table:style-name="ce6" office:value-type="float" office:value="2" calcext:value-type="float">
            <text:p>2</text:p>
          </table:table-cell>
          <table:table-cell table:style-name="ce6" office:value-type="float" office:value="1816.076517" calcext:value-type="float">
            <text:p>1816.076517</text:p>
          </table:table-cell>
          <table:table-cell table:style-name="ce6" office:value-type="float" office:value="641.795874" calcext:value-type="float">
            <text:p>641.795874</text:p>
          </table:table-cell>
          <table:table-cell table:style-name="ce6" office:value-type="float" office:value="2457.877398" calcext:value-type="float">
            <text:p>2457.877398</text:p>
          </table:table-cell>
        </table:table-row>
        <table:table-row table:style-name="ro1">
          <table:table-cell table:style-name="ce6" office:value-type="float" office:value="4" calcext:value-type="float">
            <text:p>4</text:p>
          </table:table-cell>
          <table:table-cell table:style-name="ce6" office:value-type="float" office:value="2207.108498" calcext:value-type="float">
            <text:p>2207.108498</text:p>
          </table:table-cell>
          <table:table-cell table:style-name="ce6" office:value-type="float" office:value="803.728819" calcext:value-type="float">
            <text:p>803.728819</text:p>
          </table:table-cell>
          <table:table-cell table:style-name="ce6" office:value-type="float" office:value="3010.843515" calcext:value-type="float">
            <text:p>3010.843515</text:p>
          </table:table-cell>
          <table:table-cell table:style-name="ce6" office:value-type="float" office:value="4" calcext:value-type="float">
            <text:p>4</text:p>
          </table:table-cell>
          <table:table-cell table:style-name="ce6" office:value-type="float" office:value="1907.280922" calcext:value-type="float">
            <text:p>1907.280922</text:p>
          </table:table-cell>
          <table:table-cell table:style-name="ce6" office:value-type="float" office:value="478.472233" calcext:value-type="float">
            <text:p>478.472233</text:p>
          </table:table-cell>
          <table:table-cell table:style-name="ce6" office:value-type="float" office:value="2385.762215" calcext:value-type="float">
            <text:p>2385.762215</text:p>
          </table:table-cell>
        </table:table-row>
        <table:table-row table:style-name="ro1">
          <table:table-cell table:style-name="ce6" office:value-type="float" office:value="8" calcext:value-type="float">
            <text:p>8</text:p>
          </table:table-cell>
          <table:table-cell table:style-name="ce6" office:value-type="float" office:value="4910.181046" calcext:value-type="float">
            <text:p>4910.181046</text:p>
          </table:table-cell>
          <table:table-cell table:style-name="ce6" office:value-type="float" office:value="1153.900862" calcext:value-type="float">
            <text:p>1153.900862</text:p>
          </table:table-cell>
          <table:table-cell table:style-name="ce6" office:value-type="float" office:value="6064.092636" calcext:value-type="float">
            <text:p>6064.092636</text:p>
          </table:table-cell>
          <table:table-cell table:style-name="ce6" office:value-type="float" office:value="8" calcext:value-type="float">
            <text:p>8</text:p>
          </table:table-cell>
          <table:table-cell table:style-name="ce6" office:value-type="float" office:value="4130.916357" calcext:value-type="float">
            <text:p>4130.916357</text:p>
          </table:table-cell>
          <table:table-cell table:style-name="ce6" office:value-type="float" office:value="708.434343" calcext:value-type="float">
            <text:p>708.434343</text:p>
          </table:table-cell>
          <table:table-cell table:style-name="ce6" office:value-type="float" office:value="4839.356184" calcext:value-type="float">
            <text:p>4839.356184</text:p>
          </table:table-cell>
        </table:table-row>
        <table:table-row table:style-name="ro1">
          <table:table-cell table:style-name="ce6" office:value-type="float" office:value="16" calcext:value-type="float">
            <text:p>16</text:p>
          </table:table-cell>
          <table:table-cell table:style-name="ce6" office:value-type="float" office:value="9430.687666" calcext:value-type="float">
            <text:p>9430.687666</text:p>
          </table:table-cell>
          <table:table-cell table:style-name="ce6" office:value-type="float" office:value="63110.571384" calcext:value-type="float">
            <text:p>63110.571384</text:p>
          </table:table-cell>
          <table:table-cell table:style-name="ce6" office:value-type="float" office:value="72541.264534" calcext:value-type="float">
            <text:p>72541.264534</text:p>
          </table:table-cell>
          <table:table-cell table:style-name="ce6" office:value-type="float" office:value="16" calcext:value-type="float">
            <text:p>16</text:p>
          </table:table-cell>
          <table:table-cell table:style-name="ce6" office:value-type="float" office:value="8227.512598" calcext:value-type="float">
            <text:p>8227.512598</text:p>
          </table:table-cell>
          <table:table-cell table:style-name="ce6" office:value-type="float" office:value="20204.510212" calcext:value-type="float">
            <text:p>20204.510212</text:p>
          </table:table-cell>
          <table:table-cell table:style-name="ce6" office:value-type="float" office:value="28432.030678" calcext:value-type="float">
            <text:p>28432.03067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17:20:21.9784459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564cm" svg:height="7.63cm" xlink:href="." xlink:type="simple" chart:class="chart:scatter" chart:style-name="ch1">
        <chart:legend chart:legend-position="end" svg:x="9.945cm" svg:y="3.267cm" style:legend-expansion="high" chart:style-name="ch2"/>
        <chart:plot-area chart:style-name="ch3" chart:data-source-has-labels="both" svg:x="1.282cm" svg:y="0.152cm" svg:width="8.392cm" svg:height="6.345cm">
          <chartooo:coordinate-region svg:x="2.274cm" svg:y="0.351cm" svg:width="7.028cm" svg:height="5.499cm"/>
          <chart:axis chart:dimension="x" chart:name="primary-x" chart:style-name="ch4" chartooo:axis-type="auto">
            <chart:title svg:x="4.362cm" svg:y="6.649cm" chart:style-name="ch5">
              <text:p>Process Count</text:p>
            </chart:title>
            <chart:categories table:cell-range-address="local-table.$A$2:.$A$6"/>
          </chart:axis>
          <chart:axis chart:dimension="y" chart:name="primary-y" chart:style-name="ch4">
            <chart:title svg:x="0.451cm" svg:y="4.056cm" chart:style-name="ch6">
              <text:p>Time(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D$2:.$D$6" chart:label-cell-address="local-table.$D$1" chart:class="chart:scatte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st Sequential</text:p>
                <text:list>
                  <text:list-item>
                    <text:p>1st</text:p>
                  </text:list-item>
                  <text:list-item>
                    <text:p>Sequential</text:p>
                  </text:list-item>
                </text:list>
              </table:table-cell>
              <table:table-cell office:value-type="string">
                <text:p>2nd Sequential</text:p>
                <text:list>
                  <text:list-item>
                    <text:p>2nd</text:p>
                  </text:list-item>
                  <text:list-item>
                    <text:p>Sequential</text:p>
                  </text:list-item>
                </text:list>
              </table:table-cell>
            </table:table-row>
          </table:table-header-rows>
          <table:table-rows>
            <table:table-row>
              <table:table-cell office:value-type="string">
                <text:p>1</text:p>
              </table:table-cell>
              <table:table-cell office:value-type="float" office:value="1">
                <text:p>1</text:p>
              </table:table-cell>
              <table:table-cell office:value-type="float" office:value="2206.599474">
                <text:p>2206.599474</text:p>
              </table:table-cell>
              <table:table-cell office:value-type="float" office:value="1812.492371">
                <text:p>1812.492371</text:p>
              </table:table-cell>
            </table:table-row>
            <table:table-row>
              <table:table-cell office:value-type="string">
                <text:p>2</text:p>
              </table:table-cell>
              <table:table-cell office:value-type="float" office:value="2">
                <text:p>2</text:p>
              </table:table-cell>
              <table:table-cell office:value-type="float" office:value="2237.687588">
                <text:p>2237.687588</text:p>
              </table:table-cell>
              <table:table-cell office:value-type="float" office:value="1816.076517">
                <text:p>1816.076517</text:p>
              </table:table-cell>
            </table:table-row>
            <table:table-row>
              <table:table-cell office:value-type="string">
                <text:p>3</text:p>
              </table:table-cell>
              <table:table-cell office:value-type="float" office:value="4">
                <text:p>4</text:p>
              </table:table-cell>
              <table:table-cell office:value-type="float" office:value="2207.108498">
                <text:p>2207.108498</text:p>
              </table:table-cell>
              <table:table-cell office:value-type="float" office:value="1907.280922">
                <text:p>1907.280922</text:p>
              </table:table-cell>
            </table:table-row>
            <table:table-row>
              <table:table-cell office:value-type="string">
                <text:p>4</text:p>
              </table:table-cell>
              <table:table-cell office:value-type="float" office:value="8">
                <text:p>8</text:p>
              </table:table-cell>
              <table:table-cell office:value-type="float" office:value="4910.181046">
                <text:p>4910.181046</text:p>
              </table:table-cell>
              <table:table-cell office:value-type="float" office:value="4130.916357">
                <text:p>4130.916357</text:p>
              </table:table-cell>
            </table:table-row>
            <table:table-row>
              <table:table-cell office:value-type="string">
                <text:p>5</text:p>
              </table:table-cell>
              <table:table-cell office:value-type="float" office:value="16">
                <text:p>16</text:p>
              </table:table-cell>
              <table:table-cell office:value-type="float" office:value="9430.687666">
                <text:p>9430.687666</text:p>
              </table:table-cell>
              <table:table-cell office:value-type="float" office:value="8227.512598">
                <text:p>8227.51259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659cm" svg:height="7.683cm" xlink:href="." xlink:type="simple" chart:class="chart:scatter" chart:style-name="ch1">
        <chart:legend chart:legend-position="end" svg:x="10.516cm" svg:y="3.293cm" style:legend-expansion="high" chart:style-name="ch2"/>
        <chart:plot-area chart:style-name="ch3" chart:data-source-has-labels="both" svg:x="1.284cm" svg:y="0.153cm" svg:width="8.959cm" svg:height="6.396cm">
          <chartooo:coordinate-region svg:x="2.461cm" svg:y="0.352cm" svg:width="7.595cm" svg:height="5.55cm"/>
          <chart:axis chart:dimension="x" chart:name="primary-x" chart:style-name="ch4" chartooo:axis-type="auto">
            <chart:title svg:x="4.647cm" svg:y="6.702cm" chart:style-name="ch5">
              <text:p>Process Count</text:p>
            </chart:title>
            <chart:categories table:cell-range-address="local-table.$A$2:.$A$6"/>
          </chart:axis>
          <chart:axis chart:dimension="y" chart:name="primary-y" chart:style-name="ch4">
            <chart:title svg:x="0.451cm" svg:y="4.083cm" chart:style-name="ch6">
              <text:p>Time(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D$2:.$D$6" chart:label-cell-address="local-table.$D$1" chart:class="chart:scatte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st Parallel</text:p>
                <text:list>
                  <text:list-item>
                    <text:p>1st</text:p>
                  </text:list-item>
                  <text:list-item>
                    <text:p>Parallel</text:p>
                  </text:list-item>
                </text:list>
              </table:table-cell>
              <table:table-cell office:value-type="string">
                <text:p>2nd Parallel</text:p>
                <text:list>
                  <text:list-item>
                    <text:p>2nd</text:p>
                  </text:list-item>
                  <text:list-item>
                    <text:p>Parallel</text:p>
                  </text:list-item>
                </text:list>
              </table:table-cell>
            </table:table-row>
          </table:table-header-rows>
          <table:table-rows>
            <table:table-row>
              <table:table-cell office:value-type="string">
                <text:p>1</text:p>
              </table:table-cell>
              <table:table-cell office:value-type="float" office:value="1">
                <text:p>1</text:p>
              </table:table-cell>
              <table:table-cell office:value-type="float" office:value="1212.07881">
                <text:p>1212.07881</text:p>
              </table:table-cell>
              <table:table-cell office:value-type="float" office:value="818.365812">
                <text:p>818.365812</text:p>
              </table:table-cell>
            </table:table-row>
            <table:table-row>
              <table:table-cell office:value-type="string">
                <text:p>2</text:p>
              </table:table-cell>
              <table:table-cell office:value-type="float" office:value="2">
                <text:p>2</text:p>
              </table:table-cell>
              <table:table-cell office:value-type="float" office:value="1003.763199">
                <text:p>1003.763199</text:p>
              </table:table-cell>
              <table:table-cell office:value-type="float" office:value="641.795874">
                <text:p>641.795874</text:p>
              </table:table-cell>
            </table:table-row>
            <table:table-row>
              <table:table-cell office:value-type="string">
                <text:p>3</text:p>
              </table:table-cell>
              <table:table-cell office:value-type="float" office:value="4">
                <text:p>4</text:p>
              </table:table-cell>
              <table:table-cell office:value-type="float" office:value="803.728819">
                <text:p>803.728819</text:p>
              </table:table-cell>
              <table:table-cell office:value-type="float" office:value="478.472233">
                <text:p>478.472233</text:p>
              </table:table-cell>
            </table:table-row>
            <table:table-row>
              <table:table-cell office:value-type="string">
                <text:p>4</text:p>
              </table:table-cell>
              <table:table-cell office:value-type="float" office:value="8">
                <text:p>8</text:p>
              </table:table-cell>
              <table:table-cell office:value-type="float" office:value="1153.900862">
                <text:p>1153.900862</text:p>
              </table:table-cell>
              <table:table-cell office:value-type="float" office:value="708.434343">
                <text:p>708.434343</text:p>
              </table:table-cell>
            </table:table-row>
            <table:table-row>
              <table:table-cell office:value-type="string">
                <text:p>5</text:p>
              </table:table-cell>
              <table:table-cell office:value-type="float" office:value="16">
                <text:p>16</text:p>
              </table:table-cell>
              <table:table-cell office:value-type="float" office:value="63110.571384">
                <text:p>63110.571384</text:p>
              </table:table-cell>
              <table:table-cell office:value-type="float" office:value="20204.510212">
                <text:p>20204.5102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58cm" svg:height="7.57cm" xlink:href="." xlink:type="simple" chart:class="chart:scatter" chart:style-name="ch1">
        <chart:legend chart:legend-position="end" svg:x="10.685cm" svg:y="3.237cm" style:legend-expansion="high" chart:style-name="ch2"/>
        <chart:plot-area chart:style-name="ch3" chart:data-source-has-labels="both" svg:x="1.28cm" svg:y="0.151cm" svg:width="9.136cm" svg:height="6.287cm">
          <chartooo:coordinate-region svg:x="2.457cm" svg:y="0.35cm" svg:width="7.772cm" svg:height="5.441cm"/>
          <chart:axis chart:dimension="x" chart:name="primary-x" chart:style-name="ch4" chartooo:axis-type="auto">
            <chart:title svg:x="4.732cm" svg:y="6.589cm" chart:style-name="ch5">
              <text:p>Process Count</text:p>
            </chart:title>
            <chart:categories table:cell-range-address="local-table.$A$2:.$A$6"/>
          </chart:axis>
          <chart:axis chart:dimension="y" chart:name="primary-y" chart:style-name="ch4">
            <chart:title svg:x="0.451cm" svg:y="4.026cm" chart:style-name="ch6">
              <text:p>Time(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D$2:.$D$6" chart:label-cell-address="local-table.$D$1" chart:class="chart:scatte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st Total</text:p>
                <text:list>
                  <text:list-item>
                    <text:p>1st</text:p>
                  </text:list-item>
                  <text:list-item>
                    <text:p>Total</text:p>
                  </text:list-item>
                </text:list>
              </table:table-cell>
              <table:table-cell office:value-type="string">
                <text:p>2nd Total</text:p>
                <text:list>
                  <text:list-item>
                    <text:p>2nd</text:p>
                  </text:list-item>
                  <text:list-item>
                    <text:p>Total</text:p>
                  </text:list-item>
                </text:list>
              </table:table-cell>
            </table:table-row>
          </table:table-header-rows>
          <table:table-rows>
            <table:table-row>
              <table:table-cell office:value-type="string">
                <text:p>1</text:p>
              </table:table-cell>
              <table:table-cell office:value-type="float" office:value="1">
                <text:p>1</text:p>
              </table:table-cell>
              <table:table-cell office:value-type="float" office:value="3418.683052">
                <text:p>3418.683052</text:p>
              </table:table-cell>
              <table:table-cell office:value-type="float" office:value="2630.864143">
                <text:p>2630.864143</text:p>
              </table:table-cell>
            </table:table-row>
            <table:table-row>
              <table:table-cell office:value-type="string">
                <text:p>2</text:p>
              </table:table-cell>
              <table:table-cell office:value-type="float" office:value="2">
                <text:p>2</text:p>
              </table:table-cell>
              <table:table-cell office:value-type="float" office:value="3241.455793">
                <text:p>3241.455793</text:p>
              </table:table-cell>
              <table:table-cell office:value-type="float" office:value="2457.877398">
                <text:p>2457.877398</text:p>
              </table:table-cell>
            </table:table-row>
            <table:table-row>
              <table:table-cell office:value-type="string">
                <text:p>3</text:p>
              </table:table-cell>
              <table:table-cell office:value-type="float" office:value="4">
                <text:p>4</text:p>
              </table:table-cell>
              <table:table-cell office:value-type="float" office:value="3010.843515">
                <text:p>3010.843515</text:p>
              </table:table-cell>
              <table:table-cell office:value-type="float" office:value="2385.762215">
                <text:p>2385.762215</text:p>
              </table:table-cell>
            </table:table-row>
            <table:table-row>
              <table:table-cell office:value-type="string">
                <text:p>4</text:p>
              </table:table-cell>
              <table:table-cell office:value-type="float" office:value="8">
                <text:p>8</text:p>
              </table:table-cell>
              <table:table-cell office:value-type="float" office:value="6064.092636">
                <text:p>6064.092636</text:p>
              </table:table-cell>
              <table:table-cell office:value-type="float" office:value="4839.356184">
                <text:p>4839.356184</text:p>
              </table:table-cell>
            </table:table-row>
            <table:table-row>
              <table:table-cell office:value-type="string">
                <text:p>5</text:p>
              </table:table-cell>
              <table:table-cell office:value-type="float" office:value="16">
                <text:p>16</text:p>
              </table:table-cell>
              <table:table-cell office:value-type="float" office:value="72541.264534">
                <text:p>72541.264534</text:p>
              </table:table-cell>
              <table:table-cell office:value-type="float" office:value="28432.030678">
                <text:p>28432.03067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793cm" svg:height="7.464cm" xlink:href="." xlink:type="simple" chart:class="chart:scatter" chart:style-name="ch1">
        <chart:legend chart:legend-position="end" svg:x="9.835cm" svg:y="2.935cm" style:legend-expansion="high" chart:style-name="ch2"/>
        <chart:plot-area chart:style-name="ch3" chart:data-source-has-labels="both" svg:x="1.266cm" svg:y="0.149cm" svg:width="8.314cm" svg:height="6.185cm">
          <chartooo:coordinate-region svg:x="2.258cm" svg:y="0.348cm" svg:width="6.95cm" svg:height="5.339cm"/>
          <chart:axis chart:dimension="x" chart:name="primary-x" chart:style-name="ch4" chartooo:axis-type="auto">
            <chart:title svg:x="4.307cm" svg:y="6.483cm" chart:style-name="ch5">
              <text:p>Process Count</text:p>
            </chart:title>
            <chart:categories table:cell-range-address="local-table.$A$2:.$A$6"/>
          </chart:axis>
          <chart:axis chart:dimension="y" chart:name="primary-y" chart:style-name="ch4">
            <chart:title svg:x="0.451cm" svg:y="3.973cm" chart:style-name="ch6">
              <text:p>Time(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D$2:.$D$6" chart:label-cell-address="local-table.$D$1" chart:class="chart:scatter">
            <chart:data-point chart:repeated="5"/>
          </chart:series>
          <chart:series chart:style-name="ch10" chart:values-cell-range-address="local-table.$E$2:.$E$6" chart:label-cell-address="local-table.$E$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1">
                <text:p>1</text:p>
              </table:table-cell>
              <table:table-cell office:value-type="float" office:value="1091.813326">
                <text:p>1091.813326</text:p>
              </table:table-cell>
              <table:table-cell office:value-type="float" office:value="464.624405">
                <text:p>464.624405</text:p>
              </table:table-cell>
              <table:table-cell office:value-type="float" office:value="1556.442976">
                <text:p>1556.442976</text:p>
              </table:table-cell>
            </table:table-row>
            <table:table-row>
              <table:table-cell office:value-type="string">
                <text:p>2</text:p>
              </table:table-cell>
              <table:table-cell office:value-type="float" office:value="2">
                <text:p>2</text:p>
              </table:table-cell>
              <table:table-cell office:value-type="float" office:value="1096.49992">
                <text:p>1096.49992</text:p>
              </table:table-cell>
              <table:table-cell office:value-type="float" office:value="428.498507">
                <text:p>428.498507</text:p>
              </table:table-cell>
              <table:table-cell office:value-type="float" office:value="1525.004148">
                <text:p>1525.004148</text:p>
              </table:table-cell>
            </table:table-row>
            <table:table-row>
              <table:table-cell office:value-type="string">
                <text:p>3</text:p>
              </table:table-cell>
              <table:table-cell office:value-type="float" office:value="4">
                <text:p>4</text:p>
              </table:table-cell>
              <table:table-cell office:value-type="float" office:value="1118.232965">
                <text:p>1118.232965</text:p>
              </table:table-cell>
              <table:table-cell office:value-type="float" office:value="350.189686">
                <text:p>350.189686</text:p>
              </table:table-cell>
              <table:table-cell office:value-type="float" office:value="1468.429804">
                <text:p>1468.429804</text:p>
              </table:table-cell>
            </table:table-row>
            <table:table-row>
              <table:table-cell office:value-type="string">
                <text:p>4</text:p>
              </table:table-cell>
              <table:table-cell office:value-type="float" office:value="8">
                <text:p>8</text:p>
              </table:table-cell>
              <table:table-cell office:value-type="float" office:value="2434.082031">
                <text:p>2434.082031</text:p>
              </table:table-cell>
              <table:table-cell office:value-type="float" office:value="551.880598">
                <text:p>551.880598</text:p>
              </table:table-cell>
              <table:table-cell office:value-type="float" office:value="2985.969067">
                <text:p>2985.969067</text:p>
              </table:table-cell>
            </table:table-row>
            <table:table-row>
              <table:table-cell office:value-type="string">
                <text:p>5</text:p>
              </table:table-cell>
              <table:table-cell office:value-type="float" office:value="16">
                <text:p>16</text:p>
              </table:table-cell>
              <table:table-cell office:value-type="float" office:value="4842.767477">
                <text:p>4842.767477</text:p>
              </table:table-cell>
              <table:table-cell office:value-type="float" office:value="7232.811928">
                <text:p>7232.811928</text:p>
              </table:table-cell>
              <table:table-cell office:value-type="float" office:value="12075.587988">
                <text:p>12075.58798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02cm" svg:height="7.93cm" xlink:href="." xlink:type="simple" chart:class="chart:scatter" chart:style-name="ch1">
        <chart:legend chart:legend-position="end" svg:x="11.144cm" svg:y="3.168cm" style:legend-expansion="high" chart:style-name="ch2"/>
        <chart:plot-area chart:style-name="ch3" chart:data-source-has-labels="both" svg:x="1.293cm" svg:y="0.158cm" svg:width="9.569cm" svg:height="6.633cm">
          <chartooo:coordinate-region svg:x="2.47cm" svg:y="0.357cm" svg:width="8.205cm" svg:height="5.787cm"/>
          <chart:axis chart:dimension="x" chart:name="primary-x" chart:style-name="ch4" chartooo:axis-type="auto">
            <chart:title svg:x="4.961cm" svg:y="6.949cm" chart:style-name="ch5">
              <text:p>Process Count</text:p>
            </chart:title>
            <chart:categories table:cell-range-address="local-table.$A$2:.$A$6"/>
          </chart:axis>
          <chart:axis chart:dimension="y" chart:name="primary-y" chart:style-name="ch4">
            <chart:title svg:x="0.451cm" svg:y="4.206cm" chart:style-name="ch6">
              <text:p>Time(ms)</text:p>
            </chart:title>
            <chart:grid chart:style-name="ch7" chart:class="major"/>
          </chart:axis>
          <chart:series chart:style-name="ch8" chart:values-cell-range-address="local-table.$C$2:.$C$6" chart:label-cell-address="local-table.$C$1" chart:class="chart:scatter">
            <chart:domain table:cell-range-address="local-table.$B$2:.$B$6"/>
            <chart:data-point chart:repeated="5"/>
          </chart:series>
          <chart:series chart:style-name="ch9" chart:values-cell-range-address="local-table.$D$2:.$D$6" chart:label-cell-address="local-table.$D$1" chart:class="chart:scatter">
            <chart:data-point chart:repeated="5"/>
          </chart:series>
          <chart:series chart:style-name="ch10" chart:values-cell-range-address="local-table.$E$2:.$E$6" chart:label-cell-address="local-table.$E$1" chart:class="chart:scatter">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1">
                <text:p>1</text:p>
              </table:table-cell>
              <table:table-cell office:value-type="float" office:value="2206.599474">
                <text:p>2206.599474</text:p>
              </table:table-cell>
              <table:table-cell office:value-type="float" office:value="1212.07881">
                <text:p>1212.07881</text:p>
              </table:table-cell>
              <table:table-cell office:value-type="float" office:value="3418.683052">
                <text:p>3418.683052</text:p>
              </table:table-cell>
            </table:table-row>
            <table:table-row>
              <table:table-cell office:value-type="string">
                <text:p>2</text:p>
              </table:table-cell>
              <table:table-cell office:value-type="float" office:value="2">
                <text:p>2</text:p>
              </table:table-cell>
              <table:table-cell office:value-type="float" office:value="2237.687588">
                <text:p>2237.687588</text:p>
              </table:table-cell>
              <table:table-cell office:value-type="float" office:value="1003.763199">
                <text:p>1003.763199</text:p>
              </table:table-cell>
              <table:table-cell office:value-type="float" office:value="3241.455793">
                <text:p>3241.455793</text:p>
              </table:table-cell>
            </table:table-row>
            <table:table-row>
              <table:table-cell office:value-type="string">
                <text:p>3</text:p>
              </table:table-cell>
              <table:table-cell office:value-type="float" office:value="4">
                <text:p>4</text:p>
              </table:table-cell>
              <table:table-cell office:value-type="float" office:value="2207.108498">
                <text:p>2207.108498</text:p>
              </table:table-cell>
              <table:table-cell office:value-type="float" office:value="803.728819">
                <text:p>803.728819</text:p>
              </table:table-cell>
              <table:table-cell office:value-type="float" office:value="3010.843515">
                <text:p>3010.843515</text:p>
              </table:table-cell>
            </table:table-row>
            <table:table-row>
              <table:table-cell office:value-type="string">
                <text:p>4</text:p>
              </table:table-cell>
              <table:table-cell office:value-type="float" office:value="8">
                <text:p>8</text:p>
              </table:table-cell>
              <table:table-cell office:value-type="float" office:value="4910.181046">
                <text:p>4910.181046</text:p>
              </table:table-cell>
              <table:table-cell office:value-type="float" office:value="1153.900862">
                <text:p>1153.900862</text:p>
              </table:table-cell>
              <table:table-cell office:value-type="float" office:value="6064.092636">
                <text:p>6064.092636</text:p>
              </table:table-cell>
            </table:table-row>
            <table:table-row>
              <table:table-cell office:value-type="string">
                <text:p>5</text:p>
              </table:table-cell>
              <table:table-cell office:value-type="float" office:value="16">
                <text:p>16</text:p>
              </table:table-cell>
              <table:table-cell office:value-type="float" office:value="9430.687666">
                <text:p>9430.687666</text:p>
              </table:table-cell>
              <table:table-cell office:value-type="float" office:value="63110.571384">
                <text:p>63110.571384</text:p>
              </table:table-cell>
              <table:table-cell office:value-type="float" office:value="72541.264534">
                <text:p>72541.26453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04cm" svg:y="3.702cm" style:legend-expansion="high" chart:style-name="ch2"/>
        <chart:plot-area chart:style-name="ch3" chart:data-source-has-labels="both" svg:x="1.33cm" svg:y="0.179cm" svg:width="11.391cm" svg:height="7.66cm">
          <chartooo:coordinate-region svg:x="2.322cm" svg:y="0.378cm" svg:width="10.305cm" svg:height="6.814cm"/>
          <chart:axis chart:dimension="x" chart:name="primary-x" chart:style-name="ch4" chartooo:axis-type="auto">
            <chart:title svg:x="5.909cm" svg:y="8.018cm" chart:style-name="ch5">
              <text:p>Process Count</text:p>
            </chart:title>
            <chart:categories table:cell-range-address="local-table.$A$2:.$A$5"/>
          </chart:axis>
          <chart:axis chart:dimension="y" chart:name="primary-y" chart:style-name="ch4">
            <chart:title svg:x="0.451cm" svg:y="4.741cm" chart:style-name="ch6">
              <text:p>Time(ms)</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D$2:.$D$5" chart:label-cell-address="local-table.$D$1" chart:class="chart:scatter">
            <chart:data-point chart:repeated="4"/>
          </chart:series>
          <chart:series chart:style-name="ch10" chart:values-cell-range-address="local-table.$E$2:.$E$5" chart:label-cell-address="local-table.$E$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1">
                <text:p>1</text:p>
              </table:table-cell>
              <table:table-cell office:value-type="float" office:value="1091.813326">
                <text:p>1091.813326</text:p>
              </table:table-cell>
              <table:table-cell office:value-type="float" office:value="464.624405">
                <text:p>464.624405</text:p>
              </table:table-cell>
              <table:table-cell office:value-type="float" office:value="1556.442976">
                <text:p>1556.442976</text:p>
              </table:table-cell>
            </table:table-row>
            <table:table-row>
              <table:table-cell office:value-type="string">
                <text:p>2</text:p>
              </table:table-cell>
              <table:table-cell office:value-type="float" office:value="2">
                <text:p>2</text:p>
              </table:table-cell>
              <table:table-cell office:value-type="float" office:value="1096.49992">
                <text:p>1096.49992</text:p>
              </table:table-cell>
              <table:table-cell office:value-type="float" office:value="428.498507">
                <text:p>428.498507</text:p>
              </table:table-cell>
              <table:table-cell office:value-type="float" office:value="1525.004148">
                <text:p>1525.004148</text:p>
              </table:table-cell>
            </table:table-row>
            <table:table-row>
              <table:table-cell office:value-type="string">
                <text:p>3</text:p>
              </table:table-cell>
              <table:table-cell office:value-type="float" office:value="4">
                <text:p>4</text:p>
              </table:table-cell>
              <table:table-cell office:value-type="float" office:value="1118.232965">
                <text:p>1118.232965</text:p>
              </table:table-cell>
              <table:table-cell office:value-type="float" office:value="350.189686">
                <text:p>350.189686</text:p>
              </table:table-cell>
              <table:table-cell office:value-type="float" office:value="1468.429804">
                <text:p>1468.429804</text:p>
              </table:table-cell>
            </table:table-row>
            <table:table-row>
              <table:table-cell office:value-type="string">
                <text:p>4</text:p>
              </table:table-cell>
              <table:table-cell office:value-type="float" office:value="8">
                <text:p>8</text:p>
              </table:table-cell>
              <table:table-cell office:value-type="float" office:value="2434.082031">
                <text:p>2434.082031</text:p>
              </table:table-cell>
              <table:table-cell office:value-type="float" office:value="551.880598">
                <text:p>551.880598</text:p>
              </table:table-cell>
              <table:table-cell office:value-type="float" office:value="2985.969067">
                <text:p>2985.96906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04cm" svg:y="3.702cm" style:legend-expansion="high" chart:style-name="ch2"/>
        <chart:plot-area chart:style-name="ch3" chart:data-source-has-labels="both" svg:x="1.33cm" svg:y="0.179cm" svg:width="11.391cm" svg:height="7.66cm">
          <chartooo:coordinate-region svg:x="2.322cm" svg:y="0.378cm" svg:width="10.305cm" svg:height="6.814cm"/>
          <chart:axis chart:dimension="x" chart:name="primary-x" chart:style-name="ch4" chartooo:axis-type="auto">
            <chart:title svg:x="5.909cm" svg:y="8.018cm" chart:style-name="ch5">
              <text:p>Process Count</text:p>
            </chart:title>
            <chart:categories table:cell-range-address="local-table.$A$2:.$A$5"/>
          </chart:axis>
          <chart:axis chart:dimension="y" chart:name="primary-y" chart:style-name="ch4">
            <chart:title svg:x="0.451cm" svg:y="4.741cm" chart:style-name="ch6">
              <text:p>Time(ms)</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series chart:style-name="ch9" chart:values-cell-range-address="local-table.$D$2:.$D$5" chart:label-cell-address="local-table.$D$1" chart:class="chart:scatter">
            <chart:data-point chart:repeated="4"/>
          </chart:series>
          <chart:series chart:style-name="ch10" chart:values-cell-range-address="local-table.$E$2:.$E$5" chart:label-cell-address="local-table.$E$1"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1">
                <text:p>1</text:p>
              </table:table-cell>
              <table:table-cell office:value-type="float" office:value="2206.599474">
                <text:p>2206.599474</text:p>
              </table:table-cell>
              <table:table-cell office:value-type="float" office:value="1212.07881">
                <text:p>1212.07881</text:p>
              </table:table-cell>
              <table:table-cell office:value-type="float" office:value="3418.683052">
                <text:p>3418.683052</text:p>
              </table:table-cell>
            </table:table-row>
            <table:table-row>
              <table:table-cell office:value-type="string">
                <text:p>2</text:p>
              </table:table-cell>
              <table:table-cell office:value-type="float" office:value="2">
                <text:p>2</text:p>
              </table:table-cell>
              <table:table-cell office:value-type="float" office:value="2237.687588">
                <text:p>2237.687588</text:p>
              </table:table-cell>
              <table:table-cell office:value-type="float" office:value="1003.763199">
                <text:p>1003.763199</text:p>
              </table:table-cell>
              <table:table-cell office:value-type="float" office:value="3241.455793">
                <text:p>3241.455793</text:p>
              </table:table-cell>
            </table:table-row>
            <table:table-row>
              <table:table-cell office:value-type="string">
                <text:p>3</text:p>
              </table:table-cell>
              <table:table-cell office:value-type="float" office:value="4">
                <text:p>4</text:p>
              </table:table-cell>
              <table:table-cell office:value-type="float" office:value="2207.108498">
                <text:p>2207.108498</text:p>
              </table:table-cell>
              <table:table-cell office:value-type="float" office:value="803.728819">
                <text:p>803.728819</text:p>
              </table:table-cell>
              <table:table-cell office:value-type="float" office:value="3010.843515">
                <text:p>3010.843515</text:p>
              </table:table-cell>
            </table:table-row>
            <table:table-row>
              <table:table-cell office:value-type="string">
                <text:p>4</text:p>
              </table:table-cell>
              <table:table-cell office:value-type="float" office:value="8">
                <text:p>8</text:p>
              </table:table-cell>
              <table:table-cell office:value-type="float" office:value="4910.181046">
                <text:p>4910.181046</text:p>
              </table:table-cell>
              <table:table-cell office:value-type="float" office:value="1153.900862">
                <text:p>1153.900862</text:p>
              </table:table-cell>
              <table:table-cell office:value-type="float" office:value="6064.092636">
                <text:p>6064.0926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5mm"/>
    </style:style>
    <style:style style:name="co2" style:family="table-column">
      <style:table-column-properties fo:break-before="auto" style:column-width="22.58mm"/>
    </style:style>
    <style:style style:name="co3" style:family="table-column">
      <style:table-column-properties fo:break-before="auto" style:column-width="30.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ddddd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3" table:default-cell-style-name="Default"/>
        <table:table-row table:style-name="ro1" table:number-rows-repeated="10">
          <table:table-cell table:number-columns-repeated="8"/>
        </table:table-row>
        <table:table-row table:style-name="ro1">
          <table:table-cell table:style-name="ce5" office:value-type="string" calcext:value-type="string">
            <text:p>DocSize</text:p>
          </table:table-cell>
          <table:table-cell table:style-name="ce5" office:value-type="float" office:value="1000000" calcext:value-type="float">
            <text:p>1000000</text:p>
          </table:table-cell>
          <table:table-cell table:style-name="ce6" table:number-columns-repeated="2"/>
          <table:table-cell table:style-name="ce5" office:value-type="string" calcext:value-type="string">
            <text:p>DocSize</text:p>
          </table:table-cell>
          <table:table-cell table:style-name="ce5" office:value-type="float" office:value="1000000" calcext:value-type="float">
            <text:p>1000000</text:p>
          </table:table-cell>
          <table:table-cell table:style-name="ce6" table:number-columns-repeated="2"/>
        </table:table-row>
        <table:table-row table:style-name="ro1">
          <table:table-cell table:style-name="ce5" office:value-type="string" calcext:value-type="string">
            <text:p>Dictionary Length</text:p>
          </table:table-cell>
          <table:table-cell table:style-name="ce5" office:value-type="float" office:value="8" calcext:value-type="float">
            <text:p>8</text:p>
          </table:table-cell>
          <table:table-cell table:style-name="ce6" table:number-columns-repeated="2"/>
          <table:table-cell table:style-name="ce5" office:value-type="string" calcext:value-type="string">
            <text:p>Dictionary Length</text:p>
          </table:table-cell>
          <table:table-cell table:style-name="ce5" office:value-type="float" office:value="8" calcext:value-type="float">
            <text:p>8</text:p>
          </table:table-cell>
          <table:table-cell table:style-name="ce6" table:number-columns-repeated="2"/>
        </table:table-row>
        <table:table-row table:style-name="ro1">
          <table:table-cell table:style-name="ce5" office:value-type="string" calcext:value-type="string">
            <text:p>k</text:p>
          </table:table-cell>
          <table:table-cell table:style-name="ce5" office:value-type="float" office:value="2" calcext:value-type="float">
            <text:p>2</text:p>
          </table:table-cell>
          <table:table-cell table:style-name="ce6" table:number-columns-repeated="2"/>
          <table:table-cell table:style-name="ce5" office:value-type="string" calcext:value-type="string">
            <text:p>k</text:p>
          </table:table-cell>
          <table:table-cell table:style-name="ce5" office:value-type="float" office:value="4" calcext:value-type="float">
            <text:p>4</text:p>
          </table:table-cell>
          <table:table-cell table:style-name="ce6" table:number-columns-repeated="2"/>
        </table:table-row>
        <table:table-row table:style-name="ro1">
          <table:table-cell table:style-name="ce6" office:value-type="string" calcext:value-type="string">
            <text:p>Proccessor count</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cell table:style-name="ce6" office:value-type="string" calcext:value-type="string">
            <text:p>Proccessor count</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row>
        <table:table-row table:style-name="ro1">
          <table:table-cell table:style-name="ce6" office:value-type="float" office:value="1" calcext:value-type="float">
            <text:p>1</text:p>
          </table:table-cell>
          <table:table-cell table:style-name="ce6" office:value-type="float" office:value="1811.793566" calcext:value-type="float">
            <text:p>1811.793566</text:p>
          </table:table-cell>
          <table:table-cell table:style-name="ce6" office:value-type="float" office:value="818.03441" calcext:value-type="float">
            <text:p>818.03441</text:p>
          </table:table-cell>
          <table:table-cell table:style-name="ce6" office:value-type="float" office:value="2629.833221" calcext:value-type="float">
            <text:p>2629.833221</text:p>
          </table:table-cell>
          <table:table-cell table:style-name="ce6" office:value-type="float" office:value="1" calcext:value-type="float">
            <text:p>1</text:p>
          </table:table-cell>
          <table:table-cell table:style-name="ce6" office:value-type="float" office:value="1812.492371" calcext:value-type="float">
            <text:p>1812.492371</text:p>
          </table:table-cell>
          <table:table-cell table:style-name="ce6" office:value-type="float" office:value="818.365812" calcext:value-type="float">
            <text:p>818.365812</text:p>
          </table:table-cell>
          <table:table-cell table:style-name="ce6" office:value-type="float" office:value="2630.864143" calcext:value-type="float">
            <text:p>2630.864143</text:p>
          </table:table-cell>
        </table:table-row>
        <table:table-row table:style-name="ro1">
          <table:table-cell table:style-name="ce6" office:value-type="float" office:value="2" calcext:value-type="float">
            <text:p>2</text:p>
          </table:table-cell>
          <table:table-cell table:style-name="ce6" office:value-type="float" office:value="1815.045118" calcext:value-type="float">
            <text:p>1815.045118</text:p>
          </table:table-cell>
          <table:table-cell table:style-name="ce6" office:value-type="float" office:value="635.652542" calcext:value-type="float">
            <text:p>635.652542</text:p>
          </table:table-cell>
          <table:table-cell table:style-name="ce6" office:value-type="float" office:value="2450.702906" calcext:value-type="float">
            <text:p>2450.702906</text:p>
          </table:table-cell>
          <table:table-cell table:style-name="ce6" office:value-type="float" office:value="2" calcext:value-type="float">
            <text:p>2</text:p>
          </table:table-cell>
          <table:table-cell table:style-name="ce6" office:value-type="float" office:value="1816.076517" calcext:value-type="float">
            <text:p>1816.076517</text:p>
          </table:table-cell>
          <table:table-cell table:style-name="ce6" office:value-type="float" office:value="641.795874" calcext:value-type="float">
            <text:p>641.795874</text:p>
          </table:table-cell>
          <table:table-cell table:style-name="ce6" office:value-type="float" office:value="2457.877398" calcext:value-type="float">
            <text:p>2457.877398</text:p>
          </table:table-cell>
        </table:table-row>
        <table:table-row table:style-name="ro1">
          <table:table-cell table:style-name="ce6" office:value-type="float" office:value="4" calcext:value-type="float">
            <text:p>4</text:p>
          </table:table-cell>
          <table:table-cell table:style-name="ce6" office:value-type="float" office:value="1892.768621" calcext:value-type="float">
            <text:p>1892.768621</text:p>
          </table:table-cell>
          <table:table-cell table:style-name="ce6" office:value-type="float" office:value="503.243446" calcext:value-type="float">
            <text:p>503.243446</text:p>
          </table:table-cell>
          <table:table-cell table:style-name="ce6" office:value-type="float" office:value="2396.016359" calcext:value-type="float">
            <text:p>2396.016359</text:p>
          </table:table-cell>
          <table:table-cell table:style-name="ce6" office:value-type="float" office:value="4" calcext:value-type="float">
            <text:p>4</text:p>
          </table:table-cell>
          <table:table-cell table:style-name="ce6" office:value-type="float" office:value="1907.280922" calcext:value-type="float">
            <text:p>1907.280922</text:p>
          </table:table-cell>
          <table:table-cell table:style-name="ce6" office:value-type="float" office:value="478.472233" calcext:value-type="float">
            <text:p>478.472233</text:p>
          </table:table-cell>
          <table:table-cell table:style-name="ce6" office:value-type="float" office:value="2385.762215" calcext:value-type="float">
            <text:p>2385.762215</text:p>
          </table:table-cell>
        </table:table-row>
        <table:table-row table:style-name="ro1">
          <table:table-cell table:style-name="ce6" office:value-type="float" office:value="8" calcext:value-type="float">
            <text:p>8</text:p>
          </table:table-cell>
          <table:table-cell table:style-name="ce6" office:value-type="float" office:value="4050.93503" calcext:value-type="float">
            <text:p>4050.93503</text:p>
          </table:table-cell>
          <table:table-cell table:style-name="ce6" office:value-type="float" office:value="687.002897" calcext:value-type="float">
            <text:p>687.002897</text:p>
          </table:table-cell>
          <table:table-cell table:style-name="ce6" office:value-type="float" office:value="4737.944603" calcext:value-type="float">
            <text:p>4737.944603</text:p>
          </table:table-cell>
          <table:table-cell table:style-name="ce6" office:value-type="float" office:value="8" calcext:value-type="float">
            <text:p>8</text:p>
          </table:table-cell>
          <table:table-cell table:style-name="ce6" office:value-type="float" office:value="4130.916357" calcext:value-type="float">
            <text:p>4130.916357</text:p>
          </table:table-cell>
          <table:table-cell table:style-name="ce6" office:value-type="float" office:value="708.434343" calcext:value-type="float">
            <text:p>708.434343</text:p>
          </table:table-cell>
          <table:table-cell table:style-name="ce6" office:value-type="float" office:value="4839.356184" calcext:value-type="float">
            <text:p>4839.356184</text:p>
          </table:table-cell>
        </table:table-row>
        <table:table-row table:style-name="ro1">
          <table:table-cell table:style-name="ce6" office:value-type="float" office:value="16" calcext:value-type="float">
            <text:p>16</text:p>
          </table:table-cell>
          <table:table-cell table:style-name="ce6" office:value-type="float" office:value="8189.244986" calcext:value-type="float">
            <text:p>8189.244986</text:p>
          </table:table-cell>
          <table:table-cell table:style-name="ce6" office:value-type="float" office:value="32581.519842" calcext:value-type="float">
            <text:p>32581.519842</text:p>
          </table:table-cell>
          <table:table-cell table:style-name="ce6" office:value-type="float" office:value="40770.774364" calcext:value-type="float">
            <text:p>40770.774364</text:p>
          </table:table-cell>
          <table:table-cell table:style-name="ce6" office:value-type="float" office:value="16" calcext:value-type="float">
            <text:p>16</text:p>
          </table:table-cell>
          <table:table-cell table:style-name="ce6" office:value-type="float" office:value="8227.512598" calcext:value-type="float">
            <text:p>8227.512598</text:p>
          </table:table-cell>
          <table:table-cell table:style-name="ce6" office:value-type="float" office:value="20204.510212" calcext:value-type="float">
            <text:p>20204.510212</text:p>
          </table:table-cell>
          <table:table-cell table:style-name="ce6" office:value-type="float" office:value="28432.030678" calcext:value-type="float">
            <text:p>28432.03067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16:26:51.76879176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ddddd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8" table:default-cell-style-name="Default"/>
        <table:table-column table:style-name="co2" table:default-cell-style-name="Default"/>
        <table:table-column table:style-name="co1" table:number-columns-repeated="3" table:default-cell-style-name="Default"/>
        <table:table-row table:style-name="ro1" table:number-rows-repeated="10">
          <table:table-cell table:number-columns-repeated="12"/>
        </table:table-row>
        <table:table-row table:style-name="ro1">
          <table:table-cell table:number-columns-repeated="8"/>
          <table:table-cell table:style-name="ce5" office:value-type="string" calcext:value-type="string">
            <text:p>DocSize</text:p>
          </table:table-cell>
          <table:table-cell table:style-name="ce5" office:value-type="float" office:value="1000000" calcext:value-type="float">
            <text:p>1000000</text:p>
          </table:table-cell>
          <table:table-cell table:style-name="ce6" table:number-columns-repeated="2"/>
        </table:table-row>
        <table:table-row table:style-name="ro1">
          <table:table-cell table:number-columns-repeated="8"/>
          <table:table-cell table:style-name="ce5" office:value-type="string" calcext:value-type="string">
            <text:p>Dictionary Length</text:p>
          </table:table-cell>
          <table:table-cell table:style-name="ce5" office:value-type="float" office:value="8" calcext:value-type="float">
            <text:p>8</text:p>
          </table:table-cell>
          <table:table-cell table:style-name="ce6" table:number-columns-repeated="2"/>
        </table:table-row>
        <table:table-row table:style-name="ro1">
          <table:table-cell table:number-columns-repeated="8"/>
          <table:table-cell table:style-name="ce5" office:value-type="string" calcext:value-type="string">
            <text:p>k</text:p>
          </table:table-cell>
          <table:table-cell table:style-name="ce5" office:value-type="float" office:value="8" calcext:value-type="float">
            <text:p>8</text:p>
          </table:table-cell>
          <table:table-cell table:style-name="ce6" table:number-columns-repeated="2"/>
        </table:table-row>
        <table:table-row table:style-name="ro1">
          <table:table-cell table:number-columns-repeated="8"/>
          <table:table-cell table:style-name="ce6" office:value-type="string" calcext:value-type="string">
            <text:p>Proccessor count</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row>
        <table:table-row table:style-name="ro1">
          <table:table-cell table:number-columns-repeated="8"/>
          <table:table-cell table:style-name="ce6" office:value-type="float" office:value="1" calcext:value-type="float">
            <text:p>1</text:p>
          </table:table-cell>
          <table:table-cell table:style-name="ce6" office:value-type="float" office:value="1825.470448" calcext:value-type="float">
            <text:p>1825.470448</text:p>
          </table:table-cell>
          <table:table-cell table:style-name="ce6" office:value-type="float" office:value="818.930387" calcext:value-type="float">
            <text:p>818.930387</text:p>
          </table:table-cell>
          <table:table-cell table:style-name="ce6" office:value-type="float" office:value="2644.405365" calcext:value-type="float">
            <text:p>2644.405365</text:p>
          </table:table-cell>
        </table:table-row>
        <table:table-row table:style-name="ro1">
          <table:table-cell table:number-columns-repeated="8"/>
          <table:table-cell table:style-name="ce6" office:value-type="float" office:value="2" calcext:value-type="float">
            <text:p>2</text:p>
          </table:table-cell>
          <table:table-cell table:style-name="ce6" office:value-type="float" office:value="1814.378977" calcext:value-type="float">
            <text:p>1814.378977</text:p>
          </table:table-cell>
          <table:table-cell table:style-name="ce6" office:value-type="float" office:value="638.250351" calcext:value-type="float">
            <text:p>638.250351</text:p>
          </table:table-cell>
          <table:table-cell table:style-name="ce6" office:value-type="float" office:value="2452.634096" calcext:value-type="float">
            <text:p>2452.634096</text:p>
          </table:table-cell>
        </table:table-row>
        <table:table-row table:style-name="ro1">
          <table:table-cell table:number-columns-repeated="8"/>
          <table:table-cell table:style-name="ce6" office:value-type="float" office:value="4" calcext:value-type="float">
            <text:p>4</text:p>
          </table:table-cell>
          <table:table-cell table:style-name="ce6" office:value-type="float" office:value="1829.786062" calcext:value-type="float">
            <text:p>1829.786062</text:p>
          </table:table-cell>
          <table:table-cell table:style-name="ce6" office:value-type="float" office:value="484.972954" calcext:value-type="float">
            <text:p>484.972954</text:p>
          </table:table-cell>
          <table:table-cell table:style-name="ce6" office:value-type="float" office:value="2314.775467" calcext:value-type="float">
            <text:p>2314.775467</text:p>
          </table:table-cell>
        </table:table-row>
        <table:table-row table:style-name="ro1">
          <table:table-cell table:number-columns-repeated="8"/>
          <table:table-cell table:style-name="ce6" office:value-type="float" office:value="8" calcext:value-type="float">
            <text:p>8</text:p>
          </table:table-cell>
          <table:table-cell table:style-name="ce6" office:value-type="float" office:value="4039.84952" calcext:value-type="float">
            <text:p>4039.84952</text:p>
          </table:table-cell>
          <table:table-cell table:style-name="ce6" office:value-type="float" office:value="683.339119" calcext:value-type="float">
            <text:p>683.339119</text:p>
          </table:table-cell>
          <table:table-cell table:style-name="ce6" office:value-type="float" office:value="4723.193884" calcext:value-type="float">
            <text:p>4723.193884</text:p>
          </table:table-cell>
        </table:table-row>
        <table:table-row table:style-name="ro1">
          <table:table-cell table:number-columns-repeated="8"/>
          <table:table-cell table:style-name="ce6" office:value-type="float" office:value="16" calcext:value-type="float">
            <text:p>16</text:p>
          </table:table-cell>
          <table:table-cell table:style-name="ce6" office:value-type="float" office:value="8058.221102" calcext:value-type="float">
            <text:p>8058.221102</text:p>
          </table:table-cell>
          <table:table-cell table:style-name="ce6" office:value-type="float" office:value="32959.721804" calcext:value-type="float">
            <text:p>32959.721804</text:p>
          </table:table-cell>
          <table:table-cell table:style-name="ce6" office:value-type="float" office:value="41017.949343" calcext:value-type="float">
            <text:p>41017.94934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16:26:58.7015623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5mm"/>
    </style:style>
    <style:style style:name="co2" style:family="table-column">
      <style:table-column-properties fo:break-before="auto" style:column-width="22.58mm"/>
    </style:style>
    <style:style style:name="co3" style:family="table-column">
      <style:table-column-properties fo:break-before="auto" style:column-width="30.7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fo:background-color="#ddddd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column table:style-name="co3" table:default-cell-style-name="Default"/>
        <table:table-column table:style-name="co2" table:number-columns-repeated="3" table:default-cell-style-name="Default"/>
        <table:table-row table:style-name="ro1" table:number-rows-repeated="23">
          <table:table-cell table:number-columns-repeated="8"/>
        </table:table-row>
        <table:table-row table:style-name="ro1">
          <table:table-cell table:style-name="ce5" office:value-type="string" calcext:value-type="string">
            <text:p>Proccessor count</text:p>
          </table:table-cell>
          <table:table-cell table:style-name="ce5" office:value-type="float" office:value="1" calcext:value-type="float">
            <text:p>1</text:p>
          </table:table-cell>
          <table:table-cell table:style-name="ce6" table:number-columns-repeated="2"/>
          <table:table-cell table:style-name="ce5" office:value-type="string" calcext:value-type="string">
            <text:p>Proccessor count</text:p>
          </table:table-cell>
          <table:table-cell table:style-name="ce5" office:value-type="float" office:value="2" calcext:value-type="float">
            <text:p>2</text:p>
          </table:table-cell>
          <table:table-cell table:style-name="ce6" table:number-columns-repeated="2"/>
        </table:table-row>
        <table:table-row table:style-name="ro1">
          <table:table-cell office:value-type="string" calcext:value-type="string">
            <text:p>K</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cell office:value-type="string" calcext:value-type="string">
            <text:p>K</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row>
        <table:table-row table:style-name="ro1">
          <table:table-cell office:value-type="float" office:value="2" calcext:value-type="float">
            <text:p>2</text:p>
          </table:table-cell>
          <table:table-cell table:style-name="ce6" office:value-type="float" office:value="1811.793566" calcext:value-type="float">
            <text:p>1811.793566</text:p>
          </table:table-cell>
          <table:table-cell table:style-name="ce6" office:value-type="float" office:value="818.03441" calcext:value-type="float">
            <text:p>818.03441</text:p>
          </table:table-cell>
          <table:table-cell table:style-name="ce6" office:value-type="float" office:value="2629.833221" calcext:value-type="float">
            <text:p>2629.833221</text:p>
          </table:table-cell>
          <table:table-cell office:value-type="float" office:value="2" calcext:value-type="float">
            <text:p>2</text:p>
          </table:table-cell>
          <table:table-cell table:style-name="ce6" office:value-type="float" office:value="1815.045118" calcext:value-type="float">
            <text:p>1815.045118</text:p>
          </table:table-cell>
          <table:table-cell table:style-name="ce6" office:value-type="float" office:value="635.652542" calcext:value-type="float">
            <text:p>635.652542</text:p>
          </table:table-cell>
          <table:table-cell table:style-name="ce6" office:value-type="float" office:value="2450.702906" calcext:value-type="float">
            <text:p>2450.702906</text:p>
          </table:table-cell>
        </table:table-row>
        <table:table-row table:style-name="ro1">
          <table:table-cell table:style-name="ce6" office:value-type="float" office:value="4" calcext:value-type="float">
            <text:p>4</text:p>
          </table:table-cell>
          <table:table-cell table:style-name="ce6" office:value-type="float" office:value="1812.492371" calcext:value-type="float">
            <text:p>1812.492371</text:p>
          </table:table-cell>
          <table:table-cell table:style-name="ce6" office:value-type="float" office:value="818.365812" calcext:value-type="float">
            <text:p>818.365812</text:p>
          </table:table-cell>
          <table:table-cell table:style-name="ce6" office:value-type="float" office:value="2630.864143" calcext:value-type="float">
            <text:p>2630.864143</text:p>
          </table:table-cell>
          <table:table-cell table:style-name="ce6" office:value-type="float" office:value="4" calcext:value-type="float">
            <text:p>4</text:p>
          </table:table-cell>
          <table:table-cell table:style-name="ce6" office:value-type="float" office:value="1816.076517" calcext:value-type="float">
            <text:p>1816.076517</text:p>
          </table:table-cell>
          <table:table-cell table:style-name="ce6" office:value-type="float" office:value="641.795874" calcext:value-type="float">
            <text:p>641.795874</text:p>
          </table:table-cell>
          <table:table-cell table:style-name="ce6" office:value-type="float" office:value="2457.877398" calcext:value-type="float">
            <text:p>2457.877398</text:p>
          </table:table-cell>
        </table:table-row>
        <table:table-row table:style-name="ro1">
          <table:table-cell table:style-name="ce6" office:value-type="float" office:value="8" calcext:value-type="float">
            <text:p>8</text:p>
          </table:table-cell>
          <table:table-cell table:style-name="ce6" office:value-type="float" office:value="1825.470448" calcext:value-type="float">
            <text:p>1825.470448</text:p>
          </table:table-cell>
          <table:table-cell table:style-name="ce6" office:value-type="float" office:value="818.930387" calcext:value-type="float">
            <text:p>818.930387</text:p>
          </table:table-cell>
          <table:table-cell table:style-name="ce6" office:value-type="float" office:value="2644.405365" calcext:value-type="float">
            <text:p>2644.405365</text:p>
          </table:table-cell>
          <table:table-cell table:style-name="ce6" office:value-type="float" office:value="8" calcext:value-type="float">
            <text:p>8</text:p>
          </table:table-cell>
          <table:table-cell table:style-name="ce6" office:value-type="float" office:value="1814.378977" calcext:value-type="float">
            <text:p>1814.378977</text:p>
          </table:table-cell>
          <table:table-cell table:style-name="ce6" office:value-type="float" office:value="638.250351" calcext:value-type="float">
            <text:p>638.250351</text:p>
          </table:table-cell>
          <table:table-cell table:style-name="ce6" office:value-type="float" office:value="2452.634096" calcext:value-type="float">
            <text:p>2452.634096</text:p>
          </table:table-cell>
        </table:table-row>
        <table:table-row table:style-name="ro1">
          <table:table-cell table:style-name="ce6" table:number-columns-repeated="2"/>
          <table:table-cell table:style-name="ce5" office:value-type="string" calcext:value-type="string">
            <text:p>Proccessor count</text:p>
          </table:table-cell>
          <table:table-cell table:style-name="ce5" office:value-type="float" office:value="4" calcext:value-type="float">
            <text:p>4</text:p>
          </table:table-cell>
          <table:table-cell table:style-name="ce6" table:number-columns-repeated="4"/>
        </table:table-row>
        <table:table-row table:style-name="ro1">
          <table:table-cell table:style-name="ce6" table:number-columns-repeated="2"/>
          <table:table-cell table:style-name="ce6" office:value-type="string" calcext:value-type="string">
            <text:p>K</text:p>
          </table:table-cell>
          <table:table-cell table:style-name="ce6" office:value-type="string" calcext:value-type="string">
            <text:p>Sequential</text:p>
          </table:table-cell>
          <table:table-cell table:style-name="ce6" office:value-type="string" calcext:value-type="string">
            <text:p>Parallel</text:p>
          </table:table-cell>
          <table:table-cell table:style-name="ce6" office:value-type="string" calcext:value-type="string">
            <text:p>Total</text:p>
          </table:table-cell>
          <table:table-cell table:style-name="ce6" table:number-columns-repeated="2"/>
        </table:table-row>
        <table:table-row table:style-name="ro1">
          <table:table-cell table:style-name="ce6" table:number-columns-repeated="2"/>
          <table:table-cell table:style-name="ce6" office:value-type="float" office:value="2" calcext:value-type="float">
            <text:p>2</text:p>
          </table:table-cell>
          <table:table-cell table:style-name="ce6" office:value-type="float" office:value="1892.768621" calcext:value-type="float">
            <text:p>1892.768621</text:p>
          </table:table-cell>
          <table:table-cell table:style-name="ce6" office:value-type="float" office:value="503.243446" calcext:value-type="float">
            <text:p>503.243446</text:p>
          </table:table-cell>
          <table:table-cell table:style-name="ce6" office:value-type="float" office:value="2396.016359" calcext:value-type="float">
            <text:p>2396.016359</text:p>
          </table:table-cell>
          <table:table-cell table:style-name="ce6" table:number-columns-repeated="2"/>
        </table:table-row>
        <table:table-row table:style-name="ro1">
          <table:table-cell table:style-name="ce6" table:number-columns-repeated="2"/>
          <table:table-cell table:style-name="ce6" office:value-type="float" office:value="4" calcext:value-type="float">
            <text:p>4</text:p>
          </table:table-cell>
          <table:table-cell table:style-name="ce6" office:value-type="float" office:value="1907.280922" calcext:value-type="float">
            <text:p>1907.280922</text:p>
          </table:table-cell>
          <table:table-cell table:style-name="ce6" office:value-type="float" office:value="478.472233" calcext:value-type="float">
            <text:p>478.472233</text:p>
          </table:table-cell>
          <table:table-cell table:style-name="ce6" office:value-type="float" office:value="2385.762215" calcext:value-type="float">
            <text:p>2385.762215</text:p>
          </table:table-cell>
          <table:table-cell table:style-name="ce6" table:number-columns-repeated="2"/>
        </table:table-row>
        <table:table-row table:style-name="ro1">
          <table:table-cell table:style-name="ce6" table:number-columns-repeated="2"/>
          <table:table-cell table:style-name="ce6" office:value-type="float" office:value="8" calcext:value-type="float">
            <text:p>8</text:p>
          </table:table-cell>
          <table:table-cell table:style-name="ce6" office:value-type="float" office:value="1829.786062" calcext:value-type="float">
            <text:p>1829.786062</text:p>
          </table:table-cell>
          <table:table-cell table:style-name="ce6" office:value-type="float" office:value="484.972954" calcext:value-type="float">
            <text:p>484.972954</text:p>
          </table:table-cell>
          <table:table-cell table:style-name="ce6" office:value-type="float" office:value="2314.775467" calcext:value-type="float">
            <text:p>2314.775467</text:p>
          </table:table-cell>
          <table:table-cell table:style-name="ce6" table:number-columns-repeated="2"/>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7">00/00/0000</text:date>, <text:time style:data-style-name="N2" text:time-value="16:36:48.958339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scatter" chart:style-name="ch1">
        <chart:legend chart:legend-position="end" svg:x="13.04cm" svg:y="3.702cm" style:legend-expansion="high" chart:style-name="ch2"/>
        <chart:plot-area chart:style-name="ch3" chart:data-source-has-labels="both" svg:x="1.33cm" svg:y="0.179cm" svg:width="11.391cm" svg:height="7.66cm">
          <chartooo:coordinate-region svg:x="2.322cm" svg:y="0.378cm" svg:width="10.305cm" svg:height="6.814cm"/>
          <chart:axis chart:dimension="x" chart:name="primary-x" chart:style-name="ch4" chartooo:axis-type="auto">
            <chart:title svg:x="6.862cm" svg:y="8.018cm" chart:style-name="ch5">
              <text:p>K</text:p>
            </chart:title>
            <chart:categories table:cell-range-address="local-table.$A$2:.$A$4"/>
          </chart:axis>
          <chart:axis chart:dimension="y" chart:name="primary-y" chart:style-name="ch4">
            <chart:title svg:x="0.451cm" svg:y="4.741cm" chart:style-name="ch6">
              <text:p>Time(m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series chart:style-name="ch10" chart:values-cell-range-address="local-table.$E$2:.$E$4" chart:label-cell-address="local-table.$E$1" chart:class="chart:scatte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quential</text:p>
              </table:table-cell>
              <table:table-cell office:value-type="string">
                <text:p>Parallel</text:p>
              </table:table-cell>
              <table:table-cell office:value-type="string">
                <text:p>Total</text:p>
              </table:table-cell>
            </table:table-row>
          </table:table-header-rows>
          <table:table-rows>
            <table:table-row>
              <table:table-cell office:value-type="string">
                <text:p>1</text:p>
              </table:table-cell>
              <table:table-cell office:value-type="float" office:value="2">
                <text:p>2</text:p>
              </table:table-cell>
              <table:table-cell office:value-type="float" office:value="1811.793566">
                <text:p>1811.793566</text:p>
              </table:table-cell>
              <table:table-cell office:value-type="float" office:value="818.03441">
                <text:p>818.03441</text:p>
              </table:table-cell>
              <table:table-cell office:value-type="float" office:value="2629.833221">
                <text:p>2629.833221</text:p>
              </table:table-cell>
            </table:table-row>
            <table:table-row>
              <table:table-cell office:value-type="string">
                <text:p>2</text:p>
              </table:table-cell>
              <table:table-cell office:value-type="float" office:value="4">
                <text:p>4</text:p>
              </table:table-cell>
              <table:table-cell office:value-type="float" office:value="1812.492371">
                <text:p>1812.492371</text:p>
              </table:table-cell>
              <table:table-cell office:value-type="float" office:value="818.365812">
                <text:p>818.365812</text:p>
              </table:table-cell>
              <table:table-cell office:value-type="float" office:value="2630.864143">
                <text:p>2630.864143</text:p>
              </table:table-cell>
            </table:table-row>
            <table:table-row>
              <table:table-cell office:value-type="string">
                <text:p>3</text:p>
              </table:table-cell>
              <table:table-cell office:value-type="float" office:value="8">
                <text:p>8</text:p>
              </table:table-cell>
              <table:table-cell office:value-type="float" office:value="1825.470448">
                <text:p>1825.470448</text:p>
              </table:table-cell>
              <table:table-cell office:value-type="float" office:value="818.930387">
                <text:p>818.930387</text:p>
              </table:table-cell>
              <table:table-cell office:value-type="float" office:value="2644.405365">
                <text:p>2644.40536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